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591661" calcext:value-type="float">
            <text:p>1,59166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591866" calcext:value-type="float">
            <text:p>1,59186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593487" calcext:value-type="float">
            <text:p>1,59348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593937" calcext:value-type="float">
            <text:p>1,59393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594327" calcext:value-type="float">
            <text:p>1,5943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594819" calcext:value-type="float">
            <text:p>1,59481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595019" calcext:value-type="float">
            <text:p>1,59501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595444" calcext:value-type="float">
            <text:p>1,59544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595485" calcext:value-type="float">
            <text:p>1,59548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597028" calcext:value-type="float">
            <text:p>1,59702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597296" calcext:value-type="float">
            <text:p>1,59729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597564" calcext:value-type="float">
            <text:p>1,59756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598047" calcext:value-type="float">
            <text:p>1,59804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598094" calcext:value-type="float">
            <text:p>1,59809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598192" calcext:value-type="float">
            <text:p>1,59819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599569" calcext:value-type="float">
            <text:p>1,59956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59975" calcext:value-type="float">
            <text:p>1,5997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01481" calcext:value-type="float">
            <text:p>1,60148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01727" calcext:value-type="float">
            <text:p>1,6017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02017" calcext:value-type="float">
            <text:p>1,60201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021" calcext:value-type="float">
            <text:p>1,602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02246" calcext:value-type="float">
            <text:p>1,60224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02669" calcext:value-type="float">
            <text:p>1,60266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02972" calcext:value-type="float">
            <text:p>1,60297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0335" calcext:value-type="float">
            <text:p>1,6033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03403" calcext:value-type="float">
            <text:p>1,60340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03508" calcext:value-type="float">
            <text:p>1,60350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03936" calcext:value-type="float">
            <text:p>1,60393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04536" calcext:value-type="float">
            <text:p>1,60453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04777" calcext:value-type="float">
            <text:p>1,60477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05582" calcext:value-type="float">
            <text:p>1,60558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06041" calcext:value-type="float">
            <text:p>1,60604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07094" calcext:value-type="float">
            <text:p>1,60709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07627" calcext:value-type="float">
            <text:p>1,60762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0764" calcext:value-type="float">
            <text:p>1,6076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07956" calcext:value-type="float">
            <text:p>1,60795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08027" calcext:value-type="float">
            <text:p>1,6080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08062" calcext:value-type="float">
            <text:p>1,60806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09085" calcext:value-type="float">
            <text:p>1,60908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09367" calcext:value-type="float">
            <text:p>1,60936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09598" calcext:value-type="float">
            <text:p>1,60959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09642" calcext:value-type="float">
            <text:p>1,60964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09662" calcext:value-type="float">
            <text:p>1,60966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10292" calcext:value-type="float">
            <text:p>1,61029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10605" calcext:value-type="float">
            <text:p>1,61060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10737" calcext:value-type="float">
            <text:p>1,61073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10946" calcext:value-type="float">
            <text:p>1,61094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11158" calcext:value-type="float">
            <text:p>1,61115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11386" calcext:value-type="float">
            <text:p>1,61138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11439" calcext:value-type="float">
            <text:p>1,61143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11625" calcext:value-type="float">
            <text:p>1,61162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11636" calcext:value-type="float">
            <text:p>1,61163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1195" calcext:value-type="float">
            <text:p>1,6119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12508" calcext:value-type="float">
            <text:p>1,61250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12537" calcext:value-type="float">
            <text:p>1,61253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12656" calcext:value-type="float">
            <text:p>1,61265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12799" calcext:value-type="float">
            <text:p>1,61279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12854" calcext:value-type="float">
            <text:p>1,61285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12933" calcext:value-type="float">
            <text:p>1,6129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13469" calcext:value-type="float">
            <text:p>1,61346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13698" calcext:value-type="float">
            <text:p>1,61369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13767" calcext:value-type="float">
            <text:p>1,61376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14288" calcext:value-type="float">
            <text:p>1,61428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14438" calcext:value-type="float">
            <text:p>1,61443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14551" calcext:value-type="float">
            <text:p>1,61455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1476" calcext:value-type="float">
            <text:p>1,6147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15271" calcext:value-type="float">
            <text:p>1,61527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15327" calcext:value-type="float">
            <text:p>1,61532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15569" calcext:value-type="float">
            <text:p>1,61556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16077" calcext:value-type="float">
            <text:p>1,6160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16427" calcext:value-type="float">
            <text:p>1,6164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16434" calcext:value-type="float">
            <text:p>1,61643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16782" calcext:value-type="float">
            <text:p>1,61678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16803" calcext:value-type="float">
            <text:p>1,61680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16961" calcext:value-type="float">
            <text:p>1,61696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17272" calcext:value-type="float">
            <text:p>1,61727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17303" calcext:value-type="float">
            <text:p>1,61730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17491" calcext:value-type="float">
            <text:p>1,61749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17619" calcext:value-type="float">
            <text:p>1,61761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17699" calcext:value-type="float">
            <text:p>1,61769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1771" calcext:value-type="float">
            <text:p>1,6177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17899" calcext:value-type="float">
            <text:p>1,61789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1801" calcext:value-type="float">
            <text:p>1,6180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18285" calcext:value-type="float">
            <text:p>1,61828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18646" calcext:value-type="float">
            <text:p>1,61864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1879" calcext:value-type="float">
            <text:p>1,6187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18987" calcext:value-type="float">
            <text:p>1,61898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19667" calcext:value-type="float">
            <text:p>1,61966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19886" calcext:value-type="float">
            <text:p>1,61988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19971" calcext:value-type="float">
            <text:p>1,61997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20046" calcext:value-type="float">
            <text:p>1,62004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20194" calcext:value-type="float">
            <text:p>1,62019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20659" calcext:value-type="float">
            <text:p>1,62065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20952" calcext:value-type="float">
            <text:p>1,62095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21065" calcext:value-type="float">
            <text:p>1,62106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21773" calcext:value-type="float">
            <text:p>1,62177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22078" calcext:value-type="float">
            <text:p>1,62207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23377" calcext:value-type="float">
            <text:p>1,6233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23663" calcext:value-type="float">
            <text:p>1,62366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24159" calcext:value-type="float">
            <text:p>1,62415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24315" calcext:value-type="float">
            <text:p>1,62431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24436" calcext:value-type="float">
            <text:p>1,62443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2461" calcext:value-type="float">
            <text:p>1,6246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24653" calcext:value-type="float">
            <text:p>1,62465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2469" calcext:value-type="float">
            <text:p>1,6246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2473" calcext:value-type="float">
            <text:p>1,6247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2488" calcext:value-type="float">
            <text:p>1,6248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25389" calcext:value-type="float">
            <text:p>1,62538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25455" calcext:value-type="float">
            <text:p>1,62545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25923" calcext:value-type="float">
            <text:p>1,62592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26214" calcext:value-type="float">
            <text:p>1,62621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26542" calcext:value-type="float">
            <text:p>1,62654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26667" calcext:value-type="float">
            <text:p>1,62666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2676" calcext:value-type="float">
            <text:p>1,6267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27078" calcext:value-type="float">
            <text:p>1,62707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27173" calcext:value-type="float">
            <text:p>1,62717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27183" calcext:value-type="float">
            <text:p>1,62718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27447" calcext:value-type="float">
            <text:p>1,62744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27504" calcext:value-type="float">
            <text:p>1,627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27552" calcext:value-type="float">
            <text:p>1,6275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27562" calcext:value-type="float">
            <text:p>1,6275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27621" calcext:value-type="float">
            <text:p>1,6276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27755" calcext:value-type="float">
            <text:p>1,62775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2779" calcext:value-type="float">
            <text:p>1,6277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28176" calcext:value-type="float">
            <text:p>1,628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28283" calcext:value-type="float">
            <text:p>1,62828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2877" calcext:value-type="float">
            <text:p>1,6287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2882" calcext:value-type="float">
            <text:p>1,62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29239" calcext:value-type="float">
            <text:p>1,6292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29245" calcext:value-type="float">
            <text:p>1,62924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29248" calcext:value-type="float">
            <text:p>1,62924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29262" calcext:value-type="float">
            <text:p>1,62926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2939" calcext:value-type="float">
            <text:p>1,6293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2959" calcext:value-type="float">
            <text:p>1,6295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29795" calcext:value-type="float">
            <text:p>1,6297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29856" calcext:value-type="float">
            <text:p>1,6298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0122" calcext:value-type="float">
            <text:p>1,63012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30301" calcext:value-type="float">
            <text:p>1,63030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3073" calcext:value-type="float">
            <text:p>1,6307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30773" calcext:value-type="float">
            <text:p>1,63077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3092" calcext:value-type="float">
            <text:p>1,6309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31" calcext:value-type="float">
            <text:p>1,63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31596" calcext:value-type="float">
            <text:p>1,6315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31648" calcext:value-type="float">
            <text:p>1,631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31693" calcext:value-type="float">
            <text:p>1,631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31762" calcext:value-type="float">
            <text:p>1,631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31825" calcext:value-type="float">
            <text:p>1,631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31999" calcext:value-type="float">
            <text:p>1,631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32019" calcext:value-type="float">
            <text:p>1,632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32453" calcext:value-type="float">
            <text:p>1,63245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32495" calcext:value-type="float">
            <text:p>1,6324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3262" calcext:value-type="float">
            <text:p>1,632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32925" calcext:value-type="float">
            <text:p>1,632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32954" calcext:value-type="float">
            <text:p>1,6329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32995" calcext:value-type="float">
            <text:p>1,63299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33123" calcext:value-type="float">
            <text:p>1,633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3153" calcext:value-type="float">
            <text:p>1,6331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33224" calcext:value-type="float">
            <text:p>1,6332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33367" calcext:value-type="float">
            <text:p>1,633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33927" calcext:value-type="float">
            <text:p>1,63392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33986" calcext:value-type="float">
            <text:p>1,63398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34474" calcext:value-type="float">
            <text:p>1,63447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4542" calcext:value-type="float">
            <text:p>1,634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34665" calcext:value-type="float">
            <text:p>1,6346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34961" calcext:value-type="float">
            <text:p>1,63496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35053" calcext:value-type="float">
            <text:p>1,6350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35229" calcext:value-type="float">
            <text:p>1,63522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35312" calcext:value-type="float">
            <text:p>1,63531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35653" calcext:value-type="float">
            <text:p>1,63565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35671" calcext:value-type="float">
            <text:p>1,6356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35806" calcext:value-type="float">
            <text:p>1,63580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35884" calcext:value-type="float">
            <text:p>1,63588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35959" calcext:value-type="float">
            <text:p>1,63595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36089" calcext:value-type="float">
            <text:p>1,63608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36175" calcext:value-type="float">
            <text:p>1,63617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7071" calcext:value-type="float">
            <text:p>1,63707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37191" calcext:value-type="float">
            <text:p>1,63719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37378" calcext:value-type="float">
            <text:p>1,6373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3747" calcext:value-type="float">
            <text:p>1,637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7641" calcext:value-type="float">
            <text:p>1,63764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378" calcext:value-type="float">
            <text:p>1,637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38165" calcext:value-type="float">
            <text:p>1,63816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38302" calcext:value-type="float">
            <text:p>1,63830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38331" calcext:value-type="float">
            <text:p>1,6383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38361" calcext:value-type="float">
            <text:p>1,63836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38387" calcext:value-type="float">
            <text:p>1,63838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38393" calcext:value-type="float">
            <text:p>1,63839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38753" calcext:value-type="float">
            <text:p>1,63875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38804" calcext:value-type="float">
            <text:p>1,63880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38994" calcext:value-type="float">
            <text:p>1,638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39487" calcext:value-type="float">
            <text:p>1,639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39543" calcext:value-type="float">
            <text:p>1,639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3961" calcext:value-type="float">
            <text:p>1,6396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39651" calcext:value-type="float">
            <text:p>1,639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39966" calcext:value-type="float">
            <text:p>1,63996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39994" calcext:value-type="float">
            <text:p>1,63999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40068" calcext:value-type="float">
            <text:p>1,640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40482" calcext:value-type="float">
            <text:p>1,64048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40801" calcext:value-type="float">
            <text:p>1,64080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41255" calcext:value-type="float">
            <text:p>1,64125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4129" calcext:value-type="float">
            <text:p>1,6412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41387" calcext:value-type="float">
            <text:p>1,6413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41415" calcext:value-type="float">
            <text:p>1,64141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41502" calcext:value-type="float">
            <text:p>1,6415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41514" calcext:value-type="float">
            <text:p>1,64151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41805" calcext:value-type="float">
            <text:p>1,64180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41837" calcext:value-type="float">
            <text:p>1,6418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42072" calcext:value-type="float">
            <text:p>1,6420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42283" calcext:value-type="float">
            <text:p>1,64228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42327" calcext:value-type="float">
            <text:p>1,64232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42432" calcext:value-type="float">
            <text:p>1,642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42511" calcext:value-type="float">
            <text:p>1,6425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42748" calcext:value-type="float">
            <text:p>1,6427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4317" calcext:value-type="float">
            <text:p>1,6431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43342" calcext:value-type="float">
            <text:p>1,64334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4337" calcext:value-type="float">
            <text:p>1,64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43469" calcext:value-type="float">
            <text:p>1,64346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43745" calcext:value-type="float">
            <text:p>1,64374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438" calcext:value-type="float">
            <text:p>1,643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43872" calcext:value-type="float">
            <text:p>1,64387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43944" calcext:value-type="float">
            <text:p>1,6439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44079" calcext:value-type="float">
            <text:p>1,64407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44217" calcext:value-type="float">
            <text:p>1,64421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44565" calcext:value-type="float">
            <text:p>1,64456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45054" calcext:value-type="float">
            <text:p>1,6450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45855" calcext:value-type="float">
            <text:p>1,6458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45857" calcext:value-type="float">
            <text:p>1,64585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46152" calcext:value-type="float">
            <text:p>1,6461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46374" calcext:value-type="float">
            <text:p>1,6463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47386" calcext:value-type="float">
            <text:p>1,64738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47437" calcext:value-type="float">
            <text:p>1,64743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47627" calcext:value-type="float">
            <text:p>1,6476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47867" calcext:value-type="float">
            <text:p>1,6478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4792" calcext:value-type="float">
            <text:p>1,6479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48435" calcext:value-type="float">
            <text:p>1,64843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48678" calcext:value-type="float">
            <text:p>1,64867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4883" calcext:value-type="float">
            <text:p>1,6488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4901" calcext:value-type="float">
            <text:p>1,6490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49062" calcext:value-type="float">
            <text:p>1,64906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49556" calcext:value-type="float">
            <text:p>1,64955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49605" calcext:value-type="float">
            <text:p>1,64960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49643" calcext:value-type="float">
            <text:p>1,64964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50475" calcext:value-type="float">
            <text:p>1,65047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50526" calcext:value-type="float">
            <text:p>1,65052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50616" calcext:value-type="float">
            <text:p>1,65061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50756" calcext:value-type="float">
            <text:p>1,65075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50806" calcext:value-type="float">
            <text:p>1,65080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50845" calcext:value-type="float">
            <text:p>1,65084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51764" calcext:value-type="float">
            <text:p>1,65176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52244" calcext:value-type="float">
            <text:p>1,652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52409" calcext:value-type="float">
            <text:p>1,65240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52448" calcext:value-type="float">
            <text:p>1,65244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52579" calcext:value-type="float">
            <text:p>1,6525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52713" calcext:value-type="float">
            <text:p>1,6527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5279" calcext:value-type="float">
            <text:p>1,652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52858" calcext:value-type="float">
            <text:p>1,6528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52901" calcext:value-type="float">
            <text:p>1,65290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52933" calcext:value-type="float">
            <text:p>1,65293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5303" calcext:value-type="float">
            <text:p>1,6530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53097" calcext:value-type="float">
            <text:p>1,653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5369" calcext:value-type="float">
            <text:p>1,6536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53743" calcext:value-type="float">
            <text:p>1,65374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53798" calcext:value-type="float">
            <text:p>1,65379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53855" calcext:value-type="float">
            <text:p>1,65385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53867" calcext:value-type="float">
            <text:p>1,65386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53911" calcext:value-type="float">
            <text:p>1,65391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5403" calcext:value-type="float">
            <text:p>1,6540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54072" calcext:value-type="float">
            <text:p>1,6540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5413" calcext:value-type="float">
            <text:p>1,654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54193" calcext:value-type="float">
            <text:p>1,65419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54556" calcext:value-type="float">
            <text:p>1,65455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55332" calcext:value-type="float">
            <text:p>1,6553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55392" calcext:value-type="float">
            <text:p>1,65539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56083" calcext:value-type="float">
            <text:p>1,65608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56122" calcext:value-type="float">
            <text:p>1,65612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56196" calcext:value-type="float">
            <text:p>1,6561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56704" calcext:value-type="float">
            <text:p>1,65670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5726" calcext:value-type="float">
            <text:p>1,6572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57312" calcext:value-type="float">
            <text:p>1,65731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57825" calcext:value-type="float">
            <text:p>1,65782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58013" calcext:value-type="float">
            <text:p>1,65801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58043" calcext:value-type="float">
            <text:p>1,65804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58416" calcext:value-type="float">
            <text:p>1,65841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58441" calcext:value-type="float">
            <text:p>1,65844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58644" calcext:value-type="float">
            <text:p>1,65864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58793" calcext:value-type="float">
            <text:p>1,65879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58883" calcext:value-type="float">
            <text:p>1,65888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59089" calcext:value-type="float">
            <text:p>1,65908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59182" calcext:value-type="float">
            <text:p>1,65918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59221" calcext:value-type="float">
            <text:p>1,659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59267" calcext:value-type="float">
            <text:p>1,65926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59461" calcext:value-type="float">
            <text:p>1,65946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59663" calcext:value-type="float">
            <text:p>1,65966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59789" calcext:value-type="float">
            <text:p>1,6597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60478" calcext:value-type="float">
            <text:p>1,66047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60831" calcext:value-type="float">
            <text:p>1,66083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60887" calcext:value-type="float">
            <text:p>1,66088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60993" calcext:value-type="float">
            <text:p>1,66099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61204" calcext:value-type="float">
            <text:p>1,66120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61381" calcext:value-type="float">
            <text:p>1,66138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61648" calcext:value-type="float">
            <text:p>1,66164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61753" calcext:value-type="float">
            <text:p>1,66175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62067" calcext:value-type="float">
            <text:p>1,66206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62341" calcext:value-type="float">
            <text:p>1,66234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62524" calcext:value-type="float">
            <text:p>1,6625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62581" calcext:value-type="float">
            <text:p>1,66258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62743" calcext:value-type="float">
            <text:p>1,66274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6303" calcext:value-type="float">
            <text:p>1,6630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63033" calcext:value-type="float">
            <text:p>1,6630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6318" calcext:value-type="float">
            <text:p>1,6631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64251" calcext:value-type="float">
            <text:p>1,66425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64488" calcext:value-type="float">
            <text:p>1,66448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64609" calcext:value-type="float">
            <text:p>1,66460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64766" calcext:value-type="float">
            <text:p>1,66476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65043" calcext:value-type="float">
            <text:p>1,66504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65214" calcext:value-type="float">
            <text:p>1,66521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65239" calcext:value-type="float">
            <text:p>1,66523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65256" calcext:value-type="float">
            <text:p>1,66525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65906" calcext:value-type="float">
            <text:p>1,6659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66317" calcext:value-type="float">
            <text:p>1,6663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666578" calcext:value-type="float">
            <text:p>1,66657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66808" calcext:value-type="float">
            <text:p>1,666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66829" calcext:value-type="float">
            <text:p>1,66682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6689" calcext:value-type="float">
            <text:p>1,6668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67054" calcext:value-type="float">
            <text:p>1,66705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67241" calcext:value-type="float">
            <text:p>1,6672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667529" calcext:value-type="float">
            <text:p>1,66752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68339" calcext:value-type="float">
            <text:p>1,66833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68364" calcext:value-type="float">
            <text:p>1,66836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68576" calcext:value-type="float">
            <text:p>1,66857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68646" calcext:value-type="float">
            <text:p>1,66864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68756" calcext:value-type="float">
            <text:p>1,66875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68853" calcext:value-type="float">
            <text:p>1,66885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68885" calcext:value-type="float">
            <text:p>1,6688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68934" calcext:value-type="float">
            <text:p>1,66893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69011" calcext:value-type="float">
            <text:p>1,669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69278" calcext:value-type="float">
            <text:p>1,66927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69357" calcext:value-type="float">
            <text:p>1,66935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69472" calcext:value-type="float">
            <text:p>1,669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70309" calcext:value-type="float">
            <text:p>1,67030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70741" calcext:value-type="float">
            <text:p>1,67074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71061" calcext:value-type="float">
            <text:p>1,67106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71309" calcext:value-type="float">
            <text:p>1,67130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71431" calcext:value-type="float">
            <text:p>1,67143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71432" calcext:value-type="float">
            <text:p>1,67143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71715" calcext:value-type="float">
            <text:p>1,671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72017" calcext:value-type="float">
            <text:p>1,67201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67203" calcext:value-type="float">
            <text:p>1,672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72076" calcext:value-type="float">
            <text:p>1,67207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72239" calcext:value-type="float">
            <text:p>1,67223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72509" calcext:value-type="float">
            <text:p>1,67250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72699" calcext:value-type="float">
            <text:p>1,67269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7283" calcext:value-type="float">
            <text:p>1,6728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73788" calcext:value-type="float">
            <text:p>1,67378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73988" calcext:value-type="float">
            <text:p>1,67398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674065" calcext:value-type="float">
            <text:p>1,67406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74549" calcext:value-type="float">
            <text:p>1,67454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74925" calcext:value-type="float">
            <text:p>1,67492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7499" calcext:value-type="float">
            <text:p>1,6749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75073" calcext:value-type="float">
            <text:p>1,67507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75667" calcext:value-type="float">
            <text:p>1,675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75766" calcext:value-type="float">
            <text:p>1,67576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76766" calcext:value-type="float">
            <text:p>1,67676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77234" calcext:value-type="float">
            <text:p>1,67723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77406" calcext:value-type="float">
            <text:p>1,6774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7759" calcext:value-type="float">
            <text:p>1,6775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77622" calcext:value-type="float">
            <text:p>1,67762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7789" calcext:value-type="float">
            <text:p>1,6778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78245" calcext:value-type="float">
            <text:p>1,67824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78873" calcext:value-type="float">
            <text:p>1,6788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79333" calcext:value-type="float">
            <text:p>1,6793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79352" calcext:value-type="float">
            <text:p>1,67935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7944" calcext:value-type="float">
            <text:p>1,6794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79534" calcext:value-type="float">
            <text:p>1,67953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79547" calcext:value-type="float">
            <text:p>1,67954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7961" calcext:value-type="float">
            <text:p>1,6796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79819" calcext:value-type="float">
            <text:p>1,67981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79855" calcext:value-type="float">
            <text:p>1,67985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80114" calcext:value-type="float">
            <text:p>1,680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80198" calcext:value-type="float">
            <text:p>1,68019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80393" calcext:value-type="float">
            <text:p>1,68039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80467" calcext:value-type="float">
            <text:p>1,68046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80593" calcext:value-type="float">
            <text:p>1,68059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80728" calcext:value-type="float">
            <text:p>1,68072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80763" calcext:value-type="float">
            <text:p>1,68076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80828" calcext:value-type="float">
            <text:p>1,68082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80943" calcext:value-type="float">
            <text:p>1,68094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81717" calcext:value-type="float">
            <text:p>1,68171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81806" calcext:value-type="float">
            <text:p>1,68180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81889" calcext:value-type="float">
            <text:p>1,68188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682338" calcext:value-type="float">
            <text:p>1,68233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82352" calcext:value-type="float">
            <text:p>1,68235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82517" calcext:value-type="float">
            <text:p>1,68251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82588" calcext:value-type="float">
            <text:p>1,68258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82771" calcext:value-type="float">
            <text:p>1,68277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82788" calcext:value-type="float">
            <text:p>1,68278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83172" calcext:value-type="float">
            <text:p>1,68317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83444" calcext:value-type="float">
            <text:p>1,68344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83461" calcext:value-type="float">
            <text:p>1,683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83653" calcext:value-type="float">
            <text:p>1,68365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83676" calcext:value-type="float">
            <text:p>1,68367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83873" calcext:value-type="float">
            <text:p>1,6838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84353" calcext:value-type="float">
            <text:p>1,684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84361" calcext:value-type="float">
            <text:p>1,68436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684447" calcext:value-type="float">
            <text:p>1,68444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84918" calcext:value-type="float">
            <text:p>1,6849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85121" calcext:value-type="float">
            <text:p>1,68512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685234" calcext:value-type="float">
            <text:p>1,6852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85781" calcext:value-type="float">
            <text:p>1,68578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8606" calcext:value-type="float">
            <text:p>1,6860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86138" calcext:value-type="float">
            <text:p>1,68613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86148" calcext:value-type="float">
            <text:p>1,68614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686292" calcext:value-type="float">
            <text:p>1,68629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8645" calcext:value-type="float">
            <text:p>1,6864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87035" calcext:value-type="float">
            <text:p>1,68703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687064" calcext:value-type="float">
            <text:p>1,68706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87161" calcext:value-type="float">
            <text:p>1,687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87458" calcext:value-type="float">
            <text:p>1,6874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87796" calcext:value-type="float">
            <text:p>1,68779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687902" calcext:value-type="float">
            <text:p>1,68790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87978" calcext:value-type="float">
            <text:p>1,6879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688961" calcext:value-type="float">
            <text:p>1,68896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8948" calcext:value-type="float">
            <text:p>1,6894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90107" calcext:value-type="float">
            <text:p>1,69010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90143" calcext:value-type="float">
            <text:p>1,69014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690261" calcext:value-type="float">
            <text:p>1,69026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690663" calcext:value-type="float">
            <text:p>1,69066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690867" calcext:value-type="float">
            <text:p>1,69086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690992" calcext:value-type="float">
            <text:p>1,690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691203" calcext:value-type="float">
            <text:p>1,6912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91417" calcext:value-type="float">
            <text:p>1,69141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91505" calcext:value-type="float">
            <text:p>1,69150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91602" calcext:value-type="float">
            <text:p>1,69160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692264" calcext:value-type="float">
            <text:p>1,69226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692604" calcext:value-type="float">
            <text:p>1,69260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92609" calcext:value-type="float">
            <text:p>1,69260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692744" calcext:value-type="float">
            <text:p>1,69274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93043" calcext:value-type="float">
            <text:p>1,69304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93111" calcext:value-type="float">
            <text:p>1,69311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93152" calcext:value-type="float">
            <text:p>1,69315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93676" calcext:value-type="float">
            <text:p>1,69367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694178" calcext:value-type="float">
            <text:p>1,69417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94341" calcext:value-type="float">
            <text:p>1,69434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94431" calcext:value-type="float">
            <text:p>1,69443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94758" calcext:value-type="float">
            <text:p>1,69475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695142" calcext:value-type="float">
            <text:p>1,6951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95375" calcext:value-type="float">
            <text:p>1,69537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95378" calcext:value-type="float">
            <text:p>1,69537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95478" calcext:value-type="float">
            <text:p>1,69547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695702" calcext:value-type="float">
            <text:p>1,69570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95848" calcext:value-type="float">
            <text:p>1,69584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69598" calcext:value-type="float">
            <text:p>1,6959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696001" calcext:value-type="float">
            <text:p>1,69600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696407" calcext:value-type="float">
            <text:p>1,69640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69692" calcext:value-type="float">
            <text:p>1,69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697776" calcext:value-type="float">
            <text:p>1,69777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698684" calcext:value-type="float">
            <text:p>1,69868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98806" calcext:value-type="float">
            <text:p>1,69880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699375" calcext:value-type="float">
            <text:p>1,69937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699621" calcext:value-type="float">
            <text:p>1,69962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699629" calcext:value-type="float">
            <text:p>1,69962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699903" calcext:value-type="float">
            <text:p>1,6999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00964" calcext:value-type="float">
            <text:p>1,70096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01219" calcext:value-type="float">
            <text:p>1,70121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01283" calcext:value-type="float">
            <text:p>1,70128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01996" calcext:value-type="float">
            <text:p>1,701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02014" calcext:value-type="float">
            <text:p>1,70201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02131" calcext:value-type="float">
            <text:p>1,70213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02714" calcext:value-type="float">
            <text:p>1,70271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0304" calcext:value-type="float">
            <text:p>1,70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03203" calcext:value-type="float">
            <text:p>1,70320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04294" calcext:value-type="float">
            <text:p>1,70429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04313" calcext:value-type="float">
            <text:p>1,70431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04358" calcext:value-type="float">
            <text:p>1,70435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04718" calcext:value-type="float">
            <text:p>1,70471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04795" calcext:value-type="float">
            <text:p>1,70479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04904" calcext:value-type="float">
            <text:p>1,704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05008" calcext:value-type="float">
            <text:p>1,70500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05075" calcext:value-type="float">
            <text:p>1,70507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05086" calcext:value-type="float">
            <text:p>1,70508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05145" calcext:value-type="float">
            <text:p>1,70514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05304" calcext:value-type="float">
            <text:p>1,70530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05362" calcext:value-type="float">
            <text:p>1,70536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05366" calcext:value-type="float">
            <text:p>1,7053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05458" calcext:value-type="float">
            <text:p>1,70545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05933" calcext:value-type="float">
            <text:p>1,7059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05933" calcext:value-type="float">
            <text:p>1,70593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05987" calcext:value-type="float">
            <text:p>1,70598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06013" calcext:value-type="float">
            <text:p>1,70601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06397" calcext:value-type="float">
            <text:p>1,70639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06849" calcext:value-type="float">
            <text:p>1,70684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0687" calcext:value-type="float">
            <text:p>1,7068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0698" calcext:value-type="float">
            <text:p>1,706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07973" calcext:value-type="float">
            <text:p>1,7079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08297" calcext:value-type="float">
            <text:p>1,70829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08311" calcext:value-type="float">
            <text:p>1,7083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08755" calcext:value-type="float">
            <text:p>1,70875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09455" calcext:value-type="float">
            <text:p>1,70945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09599" calcext:value-type="float">
            <text:p>1,70959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09696" calcext:value-type="float">
            <text:p>1,70969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0971" calcext:value-type="float">
            <text:p>1,7097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09714" calcext:value-type="float">
            <text:p>1,70971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09715" calcext:value-type="float">
            <text:p>1,70971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09828" calcext:value-type="float">
            <text:p>1,709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09981" calcext:value-type="float">
            <text:p>1,70998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10305" calcext:value-type="float">
            <text:p>1,71030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10343" calcext:value-type="float">
            <text:p>1,71034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710362" calcext:value-type="float">
            <text:p>1,71036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10629" calcext:value-type="float">
            <text:p>1,71062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11185" calcext:value-type="float">
            <text:p>1,71118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11741" calcext:value-type="float">
            <text:p>1,71174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12288" calcext:value-type="float">
            <text:p>1,71228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12349" calcext:value-type="float">
            <text:p>1,71234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12466" calcext:value-type="float">
            <text:p>1,7124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12605" calcext:value-type="float">
            <text:p>1,71260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12627" calcext:value-type="float">
            <text:p>1,71262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12662" calcext:value-type="float">
            <text:p>1,71266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712745" calcext:value-type="float">
            <text:p>1,7127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12829" calcext:value-type="float">
            <text:p>1,71282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12912" calcext:value-type="float">
            <text:p>1,71291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12952" calcext:value-type="float">
            <text:p>1,71295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13226" calcext:value-type="float">
            <text:p>1,71322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14199" calcext:value-type="float">
            <text:p>1,71419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14353" calcext:value-type="float">
            <text:p>1,71435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14723" calcext:value-type="float">
            <text:p>1,71472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14801" calcext:value-type="float">
            <text:p>1,71480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15121" calcext:value-type="float">
            <text:p>1,71512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15326" calcext:value-type="float">
            <text:p>1,71532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716333" calcext:value-type="float">
            <text:p>1,7163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1693" calcext:value-type="float">
            <text:p>1,7169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17303" calcext:value-type="float">
            <text:p>1,717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17467" calcext:value-type="float">
            <text:p>1,71746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17876" calcext:value-type="float">
            <text:p>1,71787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18123" calcext:value-type="float">
            <text:p>1,71812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18254" calcext:value-type="float">
            <text:p>1,71825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18361" calcext:value-type="float">
            <text:p>1,71836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1856" calcext:value-type="float">
            <text:p>1,7185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18662" calcext:value-type="float">
            <text:p>1,71866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19092" calcext:value-type="float">
            <text:p>1,71909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19107" calcext:value-type="float">
            <text:p>1,71910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19687" calcext:value-type="float">
            <text:p>1,71968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19695" calcext:value-type="float">
            <text:p>1,71969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20024" calcext:value-type="float">
            <text:p>1,72002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20141" calcext:value-type="float">
            <text:p>1,7201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20211" calcext:value-type="float">
            <text:p>1,72021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20357" calcext:value-type="float">
            <text:p>1,72035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20882" calcext:value-type="float">
            <text:p>1,72088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2144" calcext:value-type="float">
            <text:p>1,7214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2148" calcext:value-type="float">
            <text:p>1,72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22521" calcext:value-type="float">
            <text:p>1,72252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22975" calcext:value-type="float">
            <text:p>1,72297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2365" calcext:value-type="float">
            <text:p>1,723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23765" calcext:value-type="float">
            <text:p>1,72376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23854" calcext:value-type="float">
            <text:p>1,7238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24091" calcext:value-type="float">
            <text:p>1,72409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24176" calcext:value-type="float">
            <text:p>1,72417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24187" calcext:value-type="float">
            <text:p>1,72418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24426" calcext:value-type="float">
            <text:p>1,72442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25097" calcext:value-type="float">
            <text:p>1,72509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25201" calcext:value-type="float">
            <text:p>1,72520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27017" calcext:value-type="float">
            <text:p>1,72701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27174" calcext:value-type="float">
            <text:p>1,72717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27202" calcext:value-type="float">
            <text:p>1,72720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2753" calcext:value-type="float">
            <text:p>1,7275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28192" calcext:value-type="float">
            <text:p>1,72819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28507" calcext:value-type="float">
            <text:p>1,72850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296" calcext:value-type="float">
            <text:p>1,72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30168" calcext:value-type="float">
            <text:p>1,73016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30213" calcext:value-type="float">
            <text:p>1,73021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30375" calcext:value-type="float">
            <text:p>1,73037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30497" calcext:value-type="float">
            <text:p>1,73049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306" calcext:value-type="float">
            <text:p>1,730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30714" calcext:value-type="float">
            <text:p>1,73071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30867" calcext:value-type="float">
            <text:p>1,73086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30904" calcext:value-type="float">
            <text:p>1,730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3102" calcext:value-type="float">
            <text:p>1,7310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31198" calcext:value-type="float">
            <text:p>1,73119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31514" calcext:value-type="float">
            <text:p>1,73151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31635" calcext:value-type="float">
            <text:p>1,73163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3185" calcext:value-type="float">
            <text:p>1,7318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32253" calcext:value-type="float">
            <text:p>1,73225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32457" calcext:value-type="float">
            <text:p>1,73245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32546" calcext:value-type="float">
            <text:p>1,73254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32658" calcext:value-type="float">
            <text:p>1,73265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33302" calcext:value-type="float">
            <text:p>1,73330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33402" calcext:value-type="float">
            <text:p>1,7334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33454" calcext:value-type="float">
            <text:p>1,73345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33587" calcext:value-type="float">
            <text:p>1,733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33792" calcext:value-type="float">
            <text:p>1,73379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33965" calcext:value-type="float">
            <text:p>1,73396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34066" calcext:value-type="float">
            <text:p>1,73406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35834" calcext:value-type="float">
            <text:p>1,73583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35882" calcext:value-type="float">
            <text:p>1,73588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36136" calcext:value-type="float">
            <text:p>1,736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36451" calcext:value-type="float">
            <text:p>1,73645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36565" calcext:value-type="float">
            <text:p>1,73656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36773" calcext:value-type="float">
            <text:p>1,73677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36873" calcext:value-type="float">
            <text:p>1,7368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37041" calcext:value-type="float">
            <text:p>1,73704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37124" calcext:value-type="float">
            <text:p>1,73712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37142" calcext:value-type="float">
            <text:p>1,73714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37144" calcext:value-type="float">
            <text:p>1,73714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37337" calcext:value-type="float">
            <text:p>1,73733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375" calcext:value-type="float">
            <text:p>1,737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3772" calcext:value-type="float">
            <text:p>1,7377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37919" calcext:value-type="float">
            <text:p>1,73791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37944" calcext:value-type="float">
            <text:p>1,73794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38075" calcext:value-type="float">
            <text:p>1,7380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38195" calcext:value-type="float">
            <text:p>1,73819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38513" calcext:value-type="float">
            <text:p>1,73851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39092" calcext:value-type="float">
            <text:p>1,73909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39765" calcext:value-type="float">
            <text:p>1,73976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39808" calcext:value-type="float">
            <text:p>1,73980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3999" calcext:value-type="float">
            <text:p>1,7399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40782" calcext:value-type="float">
            <text:p>1,74078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41562" calcext:value-type="float">
            <text:p>1,74156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41969" calcext:value-type="float">
            <text:p>1,74196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41982" calcext:value-type="float">
            <text:p>1,74198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4225" calcext:value-type="float">
            <text:p>1,7422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42282" calcext:value-type="float">
            <text:p>1,74228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42335" calcext:value-type="float">
            <text:p>1,74233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742508" calcext:value-type="float">
            <text:p>1,74250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42521" calcext:value-type="float">
            <text:p>1,74252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4262" calcext:value-type="float">
            <text:p>1,742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42637" calcext:value-type="float">
            <text:p>1,74263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42662" calcext:value-type="float">
            <text:p>1,74266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44421" calcext:value-type="float">
            <text:p>1,74442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745023" calcext:value-type="float">
            <text:p>1,74502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45073" calcext:value-type="float">
            <text:p>1,7450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4533" calcext:value-type="float">
            <text:p>1,74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45562" calcext:value-type="float">
            <text:p>1,74556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45576" calcext:value-type="float">
            <text:p>1,74557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45585" calcext:value-type="float">
            <text:p>1,74558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4576" calcext:value-type="float">
            <text:p>1,74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45809" calcext:value-type="float">
            <text:p>1,74580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46249" calcext:value-type="float">
            <text:p>1,74624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46574" calcext:value-type="float">
            <text:p>1,74657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47431" calcext:value-type="float">
            <text:p>1,747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4749" calcext:value-type="float">
            <text:p>1,7474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47545" calcext:value-type="float">
            <text:p>1,74754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48074" calcext:value-type="float">
            <text:p>1,74807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48107" calcext:value-type="float">
            <text:p>1,74810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48713" calcext:value-type="float">
            <text:p>1,74871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748721" calcext:value-type="float">
            <text:p>1,74872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4883" calcext:value-type="float">
            <text:p>1,7488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48917" calcext:value-type="float">
            <text:p>1,74891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4895" calcext:value-type="float">
            <text:p>1,74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49627" calcext:value-type="float">
            <text:p>1,74962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50081" calcext:value-type="float">
            <text:p>1,75008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50584" calcext:value-type="float">
            <text:p>1,75058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50691" calcext:value-type="float">
            <text:p>1,75069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50936" calcext:value-type="float">
            <text:p>1,75093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51432" calcext:value-type="float">
            <text:p>1,75143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5162" calcext:value-type="float">
            <text:p>1,7516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5347" calcext:value-type="float">
            <text:p>1,7534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53938" calcext:value-type="float">
            <text:p>1,75393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54015" calcext:value-type="float">
            <text:p>1,75401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54041" calcext:value-type="float">
            <text:p>1,75404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542" calcext:value-type="float">
            <text:p>1,754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54463" calcext:value-type="float">
            <text:p>1,75446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5454" calcext:value-type="float">
            <text:p>1,7545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54579" calcext:value-type="float">
            <text:p>1,75457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55138" calcext:value-type="float">
            <text:p>1,75513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55714" calcext:value-type="float">
            <text:p>1,755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55734" calcext:value-type="float">
            <text:p>1,75573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55759" calcext:value-type="float">
            <text:p>1,7557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56388" calcext:value-type="float">
            <text:p>1,75638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57121" calcext:value-type="float">
            <text:p>1,75712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57286" calcext:value-type="float">
            <text:p>1,75728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57603" calcext:value-type="float">
            <text:p>1,75760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57985" calcext:value-type="float">
            <text:p>1,757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58485" calcext:value-type="float">
            <text:p>1,75848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587" calcext:value-type="float">
            <text:p>1,758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59124" calcext:value-type="float">
            <text:p>1,75912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59353" calcext:value-type="float">
            <text:p>1,75935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59465" calcext:value-type="float">
            <text:p>1,75946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59637" calcext:value-type="float">
            <text:p>1,75963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59932" calcext:value-type="float">
            <text:p>1,75993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6034" calcext:value-type="float">
            <text:p>1,760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60423" calcext:value-type="float">
            <text:p>1,76042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60476" calcext:value-type="float">
            <text:p>1,76047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60566" calcext:value-type="float">
            <text:p>1,76056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60725" calcext:value-type="float">
            <text:p>1,76072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60872" calcext:value-type="float">
            <text:p>1,76087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62097" calcext:value-type="float">
            <text:p>1,76209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6226" calcext:value-type="float">
            <text:p>1,7622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62531" calcext:value-type="float">
            <text:p>1,76253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62651" calcext:value-type="float">
            <text:p>1,76265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62984" calcext:value-type="float">
            <text:p>1,76298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63407" calcext:value-type="float">
            <text:p>1,76340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63463" calcext:value-type="float">
            <text:p>1,76346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63633" calcext:value-type="float">
            <text:p>1,76363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63913" calcext:value-type="float">
            <text:p>1,76391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64454" calcext:value-type="float">
            <text:p>1,76445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64579" calcext:value-type="float">
            <text:p>1,7645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65194" calcext:value-type="float">
            <text:p>1,76519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65583" calcext:value-type="float">
            <text:p>1,76558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66456" calcext:value-type="float">
            <text:p>1,76645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66498" calcext:value-type="float">
            <text:p>1,76649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66747" calcext:value-type="float">
            <text:p>1,76674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67001" calcext:value-type="float">
            <text:p>1,76700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67042" calcext:value-type="float">
            <text:p>1,76704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67856" calcext:value-type="float">
            <text:p>1,76785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6811" calcext:value-type="float">
            <text:p>1,7681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68338" calcext:value-type="float">
            <text:p>1,76833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68588" calcext:value-type="float">
            <text:p>1,768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68711" calcext:value-type="float">
            <text:p>1,7687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69506" calcext:value-type="float">
            <text:p>1,76950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70143" calcext:value-type="float">
            <text:p>1,77014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7069" calcext:value-type="float">
            <text:p>1,77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71759" calcext:value-type="float">
            <text:p>1,77175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71834" calcext:value-type="float">
            <text:p>1,7718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72243" calcext:value-type="float">
            <text:p>1,77224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72592" calcext:value-type="float">
            <text:p>1,77259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72914" calcext:value-type="float">
            <text:p>1,77291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73276" calcext:value-type="float">
            <text:p>1,77327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73467" calcext:value-type="float">
            <text:p>1,77346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73471" calcext:value-type="float">
            <text:p>1,77347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73778" calcext:value-type="float">
            <text:p>1,77377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74022" calcext:value-type="float">
            <text:p>1,77402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741" calcext:value-type="float">
            <text:p>1,774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74476" calcext:value-type="float">
            <text:p>1,77447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74677" calcext:value-type="float">
            <text:p>1,7746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7483" calcext:value-type="float">
            <text:p>1,7748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75217" calcext:value-type="float">
            <text:p>1,77521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7559" calcext:value-type="float">
            <text:p>1,7755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7627" calcext:value-type="float">
            <text:p>1,7762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77429" calcext:value-type="float">
            <text:p>1,77742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77559" calcext:value-type="float">
            <text:p>1,77755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78283" calcext:value-type="float">
            <text:p>1,77828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78574" calcext:value-type="float">
            <text:p>1,77857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78896" calcext:value-type="float">
            <text:p>1,77889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78918" calcext:value-type="float">
            <text:p>1,77891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79252" calcext:value-type="float">
            <text:p>1,77925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79344" calcext:value-type="float">
            <text:p>1,77934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779401" calcext:value-type="float">
            <text:p>1,77940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80383" calcext:value-type="float">
            <text:p>1,78038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8073" calcext:value-type="float">
            <text:p>1,780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808" calcext:value-type="float">
            <text:p>1,7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81189" calcext:value-type="float">
            <text:p>1,78118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81288" calcext:value-type="float">
            <text:p>1,78128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81491" calcext:value-type="float">
            <text:p>1,78149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781895" calcext:value-type="float">
            <text:p>1,78189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81951" calcext:value-type="float">
            <text:p>1,78195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82025" calcext:value-type="float">
            <text:p>1,78202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82838" calcext:value-type="float">
            <text:p>1,78283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8307" calcext:value-type="float">
            <text:p>1,7830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83353" calcext:value-type="float">
            <text:p>1,78335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783671" calcext:value-type="float">
            <text:p>1,78367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83758" calcext:value-type="float">
            <text:p>1,7837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84179" calcext:value-type="float">
            <text:p>1,78417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784394" calcext:value-type="float">
            <text:p>1,7843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85622" calcext:value-type="float">
            <text:p>1,78562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86026" calcext:value-type="float">
            <text:p>1,78602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86207" calcext:value-type="float">
            <text:p>1,78620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86429" calcext:value-type="float">
            <text:p>1,78642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86918" calcext:value-type="float">
            <text:p>1,78691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87235" calcext:value-type="float">
            <text:p>1,78723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87438" calcext:value-type="float">
            <text:p>1,78743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87468" calcext:value-type="float">
            <text:p>1,78746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8783" calcext:value-type="float">
            <text:p>1,7878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89673" calcext:value-type="float">
            <text:p>1,78967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789931" calcext:value-type="float">
            <text:p>1,78993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89961" calcext:value-type="float">
            <text:p>1,7899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89977" calcext:value-type="float">
            <text:p>1,78997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90091" calcext:value-type="float">
            <text:p>1,79009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90516" calcext:value-type="float">
            <text:p>1,79051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790697" calcext:value-type="float">
            <text:p>1,79069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90768" calcext:value-type="float">
            <text:p>1,79076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90923" calcext:value-type="float">
            <text:p>1,79092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91126" calcext:value-type="float">
            <text:p>1,79112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91483" calcext:value-type="float">
            <text:p>1,79148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91893" calcext:value-type="float">
            <text:p>1,79189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792326" calcext:value-type="float">
            <text:p>1,79232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792579" calcext:value-type="float">
            <text:p>1,79257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9295" calcext:value-type="float">
            <text:p>1,7929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792955" calcext:value-type="float">
            <text:p>1,79295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93174" calcext:value-type="float">
            <text:p>1,79317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793869" calcext:value-type="float">
            <text:p>1,79386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93881" calcext:value-type="float">
            <text:p>1,79388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79414" calcext:value-type="float">
            <text:p>1,7941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94582" calcext:value-type="float">
            <text:p>1,794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795033" calcext:value-type="float">
            <text:p>1,7950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95311" calcext:value-type="float">
            <text:p>1,79531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95638" calcext:value-type="float">
            <text:p>1,79563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95731" calcext:value-type="float">
            <text:p>1,79573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796137" calcext:value-type="float">
            <text:p>1,79613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796235" calcext:value-type="float">
            <text:p>1,79623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96701" calcext:value-type="float">
            <text:p>1,796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796798" calcext:value-type="float">
            <text:p>1,79679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796868" calcext:value-type="float">
            <text:p>1,79686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96927" calcext:value-type="float">
            <text:p>1,7969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79714" calcext:value-type="float">
            <text:p>1,7971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97335" calcext:value-type="float">
            <text:p>1,79733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797695" calcext:value-type="float">
            <text:p>1,7976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79782" calcext:value-type="float">
            <text:p>1,7978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797917" calcext:value-type="float">
            <text:p>1,79791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98129" calcext:value-type="float">
            <text:p>1,79812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799134" calcext:value-type="float">
            <text:p>1,7991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00582" calcext:value-type="float">
            <text:p>1,80058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00833" calcext:value-type="float">
            <text:p>1,80083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01021" calcext:value-type="float">
            <text:p>1,80102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01043" calcext:value-type="float">
            <text:p>1,80104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01051" calcext:value-type="float">
            <text:p>1,80105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106" calcext:value-type="float">
            <text:p>1,8010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01207" calcext:value-type="float">
            <text:p>1,80120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1231" calcext:value-type="float">
            <text:p>1,80123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01641" calcext:value-type="float">
            <text:p>1,80164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1765" calcext:value-type="float">
            <text:p>1,80176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02281" calcext:value-type="float">
            <text:p>1,80228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02341" calcext:value-type="float">
            <text:p>1,80234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02689" calcext:value-type="float">
            <text:p>1,80268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02764" calcext:value-type="float">
            <text:p>1,80276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03099" calcext:value-type="float">
            <text:p>1,80309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35" calcext:value-type="float">
            <text:p>1,803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03839" calcext:value-type="float">
            <text:p>1,80383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04038" calcext:value-type="float">
            <text:p>1,80403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04394" calcext:value-type="float">
            <text:p>1,80439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04703" calcext:value-type="float">
            <text:p>1,80470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04773" calcext:value-type="float">
            <text:p>1,8047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04919" calcext:value-type="float">
            <text:p>1,80491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05062" calcext:value-type="float">
            <text:p>1,80506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06123" calcext:value-type="float">
            <text:p>1,80612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06464" calcext:value-type="float">
            <text:p>1,80646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807182" calcext:value-type="float">
            <text:p>1,80718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7216" calcext:value-type="float">
            <text:p>1,80721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0749" calcext:value-type="float">
            <text:p>1,8074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07861" calcext:value-type="float">
            <text:p>1,80786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08025" calcext:value-type="float">
            <text:p>1,80802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08678" calcext:value-type="float">
            <text:p>1,80867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08687" calcext:value-type="float">
            <text:p>1,8086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08855" calcext:value-type="float">
            <text:p>1,80885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08903" calcext:value-type="float">
            <text:p>1,80890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09029" calcext:value-type="float">
            <text:p>1,80902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0968" calcext:value-type="float">
            <text:p>1,8096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09768" calcext:value-type="float">
            <text:p>1,80976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809897" calcext:value-type="float">
            <text:p>1,80989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10415" calcext:value-type="float">
            <text:p>1,81041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10882" calcext:value-type="float">
            <text:p>1,81088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11893" calcext:value-type="float">
            <text:p>1,81189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11946" calcext:value-type="float">
            <text:p>1,8119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1215" calcext:value-type="float">
            <text:p>1,8121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13609" calcext:value-type="float">
            <text:p>1,81360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813723" calcext:value-type="float">
            <text:p>1,81372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814377" calcext:value-type="float">
            <text:p>1,8143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15472" calcext:value-type="float">
            <text:p>1,81547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15567" calcext:value-type="float">
            <text:p>1,81556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1583" calcext:value-type="float">
            <text:p>1,81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16014" calcext:value-type="float">
            <text:p>1,81601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816186" calcext:value-type="float">
            <text:p>1,81618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16288" calcext:value-type="float">
            <text:p>1,81628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1686" calcext:value-type="float">
            <text:p>1,8168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17041" calcext:value-type="float">
            <text:p>1,81704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18078" calcext:value-type="float">
            <text:p>1,81807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18225" calcext:value-type="float">
            <text:p>1,81822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18894" calcext:value-type="float">
            <text:p>1,81889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18939" calcext:value-type="float">
            <text:p>1,81893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19082" calcext:value-type="float">
            <text:p>1,81908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19766" calcext:value-type="float">
            <text:p>1,81976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20566" calcext:value-type="float">
            <text:p>1,8205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20635" calcext:value-type="float">
            <text:p>1,82063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21311" calcext:value-type="float">
            <text:p>1,82131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21511" calcext:value-type="float">
            <text:p>1,82151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21666" calcext:value-type="float">
            <text:p>1,82166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21923" calcext:value-type="float">
            <text:p>1,8219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22122" calcext:value-type="float">
            <text:p>1,82212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2229" calcext:value-type="float">
            <text:p>1,8222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22515" calcext:value-type="float">
            <text:p>1,82251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2284" calcext:value-type="float">
            <text:p>1,8228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822996" calcext:value-type="float">
            <text:p>1,82299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23045" calcext:value-type="float">
            <text:p>1,82304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23373" calcext:value-type="float">
            <text:p>1,82337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241" calcext:value-type="float">
            <text:p>1,824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24257" calcext:value-type="float">
            <text:p>1,82425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24405" calcext:value-type="float">
            <text:p>1,82440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24811" calcext:value-type="float">
            <text:p>1,8248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24873" calcext:value-type="float">
            <text:p>1,82487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25174" calcext:value-type="float">
            <text:p>1,82517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25652" calcext:value-type="float">
            <text:p>1,82565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25721" calcext:value-type="float">
            <text:p>1,82572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2672" calcext:value-type="float">
            <text:p>1,82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26721" calcext:value-type="float">
            <text:p>1,82672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26732" calcext:value-type="float">
            <text:p>1,82673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2705" calcext:value-type="float">
            <text:p>1,8270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27069" calcext:value-type="float">
            <text:p>1,82706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27761" calcext:value-type="float">
            <text:p>1,82776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27765" calcext:value-type="float">
            <text:p>1,82776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27871" calcext:value-type="float">
            <text:p>1,82787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27876" calcext:value-type="float">
            <text:p>1,827876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27935" calcext:value-type="float">
            <text:p>1,82793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28038" calcext:value-type="float">
            <text:p>1,82803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28352" calcext:value-type="float">
            <text:p>1,82835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28501" calcext:value-type="float">
            <text:p>1,82850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28671" calcext:value-type="float">
            <text:p>1,82867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28692" calcext:value-type="float">
            <text:p>1,82869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29152" calcext:value-type="float">
            <text:p>1,82915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29211" calcext:value-type="float">
            <text:p>1,82921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29332" calcext:value-type="float">
            <text:p>1,82933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2964" calcext:value-type="float">
            <text:p>1,8296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29643" calcext:value-type="float">
            <text:p>1,82964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30035" calcext:value-type="float">
            <text:p>1,83003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30123" calcext:value-type="float">
            <text:p>1,83012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30302" calcext:value-type="float">
            <text:p>1,8303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30781" calcext:value-type="float">
            <text:p>1,83078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31094" calcext:value-type="float">
            <text:p>1,83109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31406" calcext:value-type="float">
            <text:p>1,83140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31856" calcext:value-type="float">
            <text:p>1,83185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32019" calcext:value-type="float">
            <text:p>1,83201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3216" calcext:value-type="float">
            <text:p>1,8321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32251" calcext:value-type="float">
            <text:p>1,83225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32938" calcext:value-type="float">
            <text:p>1,83293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32993" calcext:value-type="float">
            <text:p>1,83299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33611" calcext:value-type="float">
            <text:p>1,83361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3369" calcext:value-type="float">
            <text:p>1,8336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33774" calcext:value-type="float">
            <text:p>1,83377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33883" calcext:value-type="float">
            <text:p>1,83388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3429" calcext:value-type="float">
            <text:p>1,8342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35184" calcext:value-type="float">
            <text:p>1,83518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3521" calcext:value-type="float">
            <text:p>1,8352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35393" calcext:value-type="float">
            <text:p>1,83539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35885" calcext:value-type="float">
            <text:p>1,83588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836126" calcext:value-type="float">
            <text:p>1,83612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36403" calcext:value-type="float">
            <text:p>1,8364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37867" calcext:value-type="float">
            <text:p>1,83786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38388" calcext:value-type="float">
            <text:p>1,83838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391" calcext:value-type="float">
            <text:p>1,839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39253" calcext:value-type="float">
            <text:p>1,83925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39676" calcext:value-type="float">
            <text:p>1,83967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39859" calcext:value-type="float">
            <text:p>1,83985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40748" calcext:value-type="float">
            <text:p>1,8407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41343" calcext:value-type="float">
            <text:p>1,84134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41527" calcext:value-type="float">
            <text:p>1,84152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42378" calcext:value-type="float">
            <text:p>1,84237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42929" calcext:value-type="float">
            <text:p>1,84292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4321" calcext:value-type="float">
            <text:p>1,8432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43484" calcext:value-type="float">
            <text:p>1,84348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44219" calcext:value-type="float">
            <text:p>1,84421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844418" calcext:value-type="float">
            <text:p>1,84441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45798" calcext:value-type="float">
            <text:p>1,84579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45988" calcext:value-type="float">
            <text:p>1,84598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46449" calcext:value-type="float">
            <text:p>1,84644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46774" calcext:value-type="float">
            <text:p>1,84677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47552" calcext:value-type="float">
            <text:p>1,8475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47617" calcext:value-type="float">
            <text:p>1,84761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48551" calcext:value-type="float">
            <text:p>1,84855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48901" calcext:value-type="float">
            <text:p>1,84890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49255" calcext:value-type="float">
            <text:p>1,84925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4956" calcext:value-type="float">
            <text:p>1,8495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50062" calcext:value-type="float">
            <text:p>1,85006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50095" calcext:value-type="float">
            <text:p>1,85009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50787" calcext:value-type="float">
            <text:p>1,85078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51422" calcext:value-type="float">
            <text:p>1,85142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51582" calcext:value-type="float">
            <text:p>1,85158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51912" calcext:value-type="float">
            <text:p>1,85191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52277" calcext:value-type="float">
            <text:p>1,852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52489" calcext:value-type="float">
            <text:p>1,85248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52711" calcext:value-type="float">
            <text:p>1,85271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52866" calcext:value-type="float">
            <text:p>1,85286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53264" calcext:value-type="float">
            <text:p>1,85326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53577" calcext:value-type="float">
            <text:p>1,85357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853672" calcext:value-type="float">
            <text:p>1,85367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53834" calcext:value-type="float">
            <text:p>1,85383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53887" calcext:value-type="float">
            <text:p>1,85388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854928" calcext:value-type="float">
            <text:p>1,854928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55443" calcext:value-type="float">
            <text:p>1,85544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855451" calcext:value-type="float">
            <text:p>1,85545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55476" calcext:value-type="float">
            <text:p>1,85547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57169" calcext:value-type="float">
            <text:p>1,85716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857241" calcext:value-type="float">
            <text:p>1,85724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57601" calcext:value-type="float">
            <text:p>1,85760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57948" calcext:value-type="float">
            <text:p>1,857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58193" calcext:value-type="float">
            <text:p>1,85819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58228" calcext:value-type="float">
            <text:p>1,85822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58496" calcext:value-type="float">
            <text:p>1,85849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58804" calcext:value-type="float">
            <text:p>1,85880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58946" calcext:value-type="float">
            <text:p>1,85894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59068" calcext:value-type="float">
            <text:p>1,85906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59224" calcext:value-type="float">
            <text:p>1,85922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8594" calcext:value-type="float">
            <text:p>1,859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60024" calcext:value-type="float">
            <text:p>1,86002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60699" calcext:value-type="float">
            <text:p>1,86069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61061" calcext:value-type="float">
            <text:p>1,86106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61228" calcext:value-type="float">
            <text:p>1,86122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61395" calcext:value-type="float">
            <text:p>1,86139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61768" calcext:value-type="float">
            <text:p>1,86176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861905" calcext:value-type="float">
            <text:p>1,86190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62288" calcext:value-type="float">
            <text:p>1,8622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62466" calcext:value-type="float">
            <text:p>1,86246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62613" calcext:value-type="float">
            <text:p>1,86261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62908" calcext:value-type="float">
            <text:p>1,86290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63925" calcext:value-type="float">
            <text:p>1,86392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64014" calcext:value-type="float">
            <text:p>1,86401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64304" calcext:value-type="float">
            <text:p>1,86430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64639" calcext:value-type="float">
            <text:p>1,86463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65209" calcext:value-type="float">
            <text:p>1,86520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65534" calcext:value-type="float">
            <text:p>1,86553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65646" calcext:value-type="float">
            <text:p>1,86564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65727" calcext:value-type="float">
            <text:p>1,86572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66011" calcext:value-type="float">
            <text:p>1,86601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66077" calcext:value-type="float">
            <text:p>1,86607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66365" calcext:value-type="float">
            <text:p>1,86636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867118" calcext:value-type="float">
            <text:p>1,86711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867251" calcext:value-type="float">
            <text:p>1,86725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67259" calcext:value-type="float">
            <text:p>1,86725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67284" calcext:value-type="float">
            <text:p>1,867284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67809" calcext:value-type="float">
            <text:p>1,86780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67973" calcext:value-type="float">
            <text:p>1,8679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68044" calcext:value-type="float">
            <text:p>1,86804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68777" calcext:value-type="float">
            <text:p>1,8687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69282" calcext:value-type="float">
            <text:p>1,86928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870085" calcext:value-type="float">
            <text:p>1,87008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70793" calcext:value-type="float">
            <text:p>1,87079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71131" calcext:value-type="float">
            <text:p>1,87113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71292" calcext:value-type="float">
            <text:p>1,87129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71489" calcext:value-type="float">
            <text:p>1,8714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7166" calcext:value-type="float">
            <text:p>1,8716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872316" calcext:value-type="float">
            <text:p>1,87231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72354" calcext:value-type="float">
            <text:p>1,87235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7258" calcext:value-type="float">
            <text:p>1,8725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7292" calcext:value-type="float">
            <text:p>1,8729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73746" calcext:value-type="float">
            <text:p>1,87374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73858" calcext:value-type="float">
            <text:p>1,87385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73999" calcext:value-type="float">
            <text:p>1,87399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74359" calcext:value-type="float">
            <text:p>1,87435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75473" calcext:value-type="float">
            <text:p>1,87547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75775" calcext:value-type="float">
            <text:p>1,875775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75914" calcext:value-type="float">
            <text:p>1,87591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76417" calcext:value-type="float">
            <text:p>1,87641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76842" calcext:value-type="float">
            <text:p>1,87684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76901" calcext:value-type="float">
            <text:p>1,87690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77464" calcext:value-type="float">
            <text:p>1,87746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7824" calcext:value-type="float">
            <text:p>1,8782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878443" calcext:value-type="float">
            <text:p>1,87844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878526" calcext:value-type="float">
            <text:p>1,87852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87855" calcext:value-type="float">
            <text:p>1,8785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878866" calcext:value-type="float">
            <text:p>1,87886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78902" calcext:value-type="float">
            <text:p>1,87890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79249" calcext:value-type="float">
            <text:p>1,879249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79272" calcext:value-type="float">
            <text:p>1,87927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80957" calcext:value-type="float">
            <text:p>1,88095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81036" calcext:value-type="float">
            <text:p>1,881036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81182" calcext:value-type="float">
            <text:p>1,88118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81203" calcext:value-type="float">
            <text:p>1,88120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81481" calcext:value-type="float">
            <text:p>1,8814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81792" calcext:value-type="float">
            <text:p>1,88179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88232" calcext:value-type="float">
            <text:p>1,8823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83043" calcext:value-type="float">
            <text:p>1,88304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83647" calcext:value-type="float">
            <text:p>1,88364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84848" calcext:value-type="float">
            <text:p>1,88484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8551" calcext:value-type="float">
            <text:p>1,8855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86224" calcext:value-type="float">
            <text:p>1,88622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86255" calcext:value-type="float">
            <text:p>1,88625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886443" calcext:value-type="float">
            <text:p>1,886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86788" calcext:value-type="float">
            <text:p>1,88678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887857" calcext:value-type="float">
            <text:p>1,88785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88655" calcext:value-type="float">
            <text:p>1,88865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88783" calcext:value-type="float">
            <text:p>1,88878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8892" calcext:value-type="float">
            <text:p>1,888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89788" calcext:value-type="float">
            <text:p>1,88978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90025" calcext:value-type="float">
            <text:p>1,89002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90101" calcext:value-type="float">
            <text:p>1,89010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891198" calcext:value-type="float">
            <text:p>1,89119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92341" calcext:value-type="float">
            <text:p>1,89234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93231" calcext:value-type="float">
            <text:p>1,89323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893256" calcext:value-type="float">
            <text:p>1,8932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94225" calcext:value-type="float">
            <text:p>1,89422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894352" calcext:value-type="float">
            <text:p>1,89435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94622" calcext:value-type="float">
            <text:p>1,89462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94683" calcext:value-type="float">
            <text:p>1,89468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895412" calcext:value-type="float">
            <text:p>1,89541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95678" calcext:value-type="float">
            <text:p>1,89567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896029" calcext:value-type="float">
            <text:p>1,89602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896259" calcext:value-type="float">
            <text:p>1,89625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96714" calcext:value-type="float">
            <text:p>1,89671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897398" calcext:value-type="float">
            <text:p>1,897398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897457" calcext:value-type="float">
            <text:p>1,89745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897505" calcext:value-type="float">
            <text:p>1,89750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97621" calcext:value-type="float">
            <text:p>1,897621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899707" calcext:value-type="float">
            <text:p>1,89970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00396" calcext:value-type="float">
            <text:p>1,90039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00684" calcext:value-type="float">
            <text:p>1,90068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0103" calcext:value-type="float">
            <text:p>1,9010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01396" calcext:value-type="float">
            <text:p>1,901396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01656" calcext:value-type="float">
            <text:p>1,90165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02237" calcext:value-type="float">
            <text:p>1,90223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02387" calcext:value-type="float">
            <text:p>1,90238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02399" calcext:value-type="float">
            <text:p>1,90239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02651" calcext:value-type="float">
            <text:p>1,90265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03232" calcext:value-type="float">
            <text:p>1,90323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903393" calcext:value-type="float">
            <text:p>1,90339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04208" calcext:value-type="float">
            <text:p>1,90420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904335" calcext:value-type="float">
            <text:p>1,90433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04435" calcext:value-type="float">
            <text:p>1,90443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1.904573" calcext:value-type="float">
            <text:p>1,90457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.905002" calcext:value-type="float">
            <text:p>1,90500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05148" calcext:value-type="float">
            <text:p>1,90514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0588" calcext:value-type="float">
            <text:p>1,9058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06373" calcext:value-type="float">
            <text:p>1,9063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06926" calcext:value-type="float">
            <text:p>1,90692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07264" calcext:value-type="float">
            <text:p>1,90726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1.907363" calcext:value-type="float">
            <text:p>1,90736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90772" calcext:value-type="float">
            <text:p>1,9077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08942" calcext:value-type="float">
            <text:p>1,908942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09523" calcext:value-type="float">
            <text:p>1,90952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09552" calcext:value-type="float">
            <text:p>1,90955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910207" calcext:value-type="float">
            <text:p>1,91020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.910244" calcext:value-type="float">
            <text:p>1,91024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10309" calcext:value-type="float">
            <text:p>1,91030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912224" calcext:value-type="float">
            <text:p>1,91222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12298" calcext:value-type="float">
            <text:p>1,91229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912315" calcext:value-type="float">
            <text:p>1,91231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912544" calcext:value-type="float">
            <text:p>1,91254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1.91294" calcext:value-type="float">
            <text:p>1,9129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13553" calcext:value-type="float">
            <text:p>1,91355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14399" calcext:value-type="float">
            <text:p>1,91439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14696" calcext:value-type="float">
            <text:p>1,91469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.916" calcext:value-type="float">
            <text:p>1,91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16569" calcext:value-type="float">
            <text:p>1,91656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1657" calcext:value-type="float">
            <text:p>1,916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16685" calcext:value-type="float">
            <text:p>1,91668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916705" calcext:value-type="float">
            <text:p>1,91670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916738" calcext:value-type="float">
            <text:p>1,91673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16771" calcext:value-type="float">
            <text:p>1,91677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917851" calcext:value-type="float">
            <text:p>1,91785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918723" calcext:value-type="float">
            <text:p>1,91872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19364" calcext:value-type="float">
            <text:p>1,91936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19604" calcext:value-type="float">
            <text:p>1,91960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19648" calcext:value-type="float">
            <text:p>1,91964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20349" calcext:value-type="float">
            <text:p>1,92034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921594" calcext:value-type="float">
            <text:p>1,9215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21928" calcext:value-type="float">
            <text:p>1,92192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1.921937" calcext:value-type="float">
            <text:p>1,92193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22853" calcext:value-type="float">
            <text:p>1,92285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23542" calcext:value-type="float">
            <text:p>1,923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24234" calcext:value-type="float">
            <text:p>1,92423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925509" calcext:value-type="float">
            <text:p>1,92550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26874" calcext:value-type="float">
            <text:p>1,92687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2704" calcext:value-type="float">
            <text:p>1,9270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27073" calcext:value-type="float">
            <text:p>1,92707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27163" calcext:value-type="float">
            <text:p>1,92716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27233" calcext:value-type="float">
            <text:p>1,92723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927269" calcext:value-type="float">
            <text:p>1,927269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28294" calcext:value-type="float">
            <text:p>1,92829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28587" calcext:value-type="float">
            <text:p>1,928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28812" calcext:value-type="float">
            <text:p>1,92881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929002" calcext:value-type="float">
            <text:p>1,92900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29226" calcext:value-type="float">
            <text:p>1,92922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29263" calcext:value-type="float">
            <text:p>1,929263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30253" calcext:value-type="float">
            <text:p>1,93025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31209" calcext:value-type="float">
            <text:p>1,93120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31392" calcext:value-type="float">
            <text:p>1,93139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31403" calcext:value-type="float">
            <text:p>1,93140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32174" calcext:value-type="float">
            <text:p>1,932174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32213" calcext:value-type="float">
            <text:p>1,93221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32479" calcext:value-type="float">
            <text:p>1,93247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3276" calcext:value-type="float">
            <text:p>1,9327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33661" calcext:value-type="float">
            <text:p>1,93366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33868" calcext:value-type="float">
            <text:p>1,93386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34081" calcext:value-type="float">
            <text:p>1,93408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34181" calcext:value-type="float">
            <text:p>1,93418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34884" calcext:value-type="float">
            <text:p>1,93488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1.935019" calcext:value-type="float">
            <text:p>1,93501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935239" calcext:value-type="float">
            <text:p>1,935239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35277" calcext:value-type="float">
            <text:p>1,93527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35343" calcext:value-type="float">
            <text:p>1,93534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36213" calcext:value-type="float">
            <text:p>1,93621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368" calcext:value-type="float">
            <text:p>1,9368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937235" calcext:value-type="float">
            <text:p>1,93723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38196" calcext:value-type="float">
            <text:p>1,938196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39344" calcext:value-type="float">
            <text:p>1,93934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39805" calcext:value-type="float">
            <text:p>1,93980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40347" calcext:value-type="float">
            <text:p>1,940347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40843" calcext:value-type="float">
            <text:p>1,94084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942846" calcext:value-type="float">
            <text:p>1,942846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1.942933" calcext:value-type="float">
            <text:p>1,94293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43822" calcext:value-type="float">
            <text:p>1,94382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44543" calcext:value-type="float">
            <text:p>1,94454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44973" calcext:value-type="float">
            <text:p>1,94497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46415" calcext:value-type="float">
            <text:p>1,946415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4881" calcext:value-type="float">
            <text:p>1,94881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1.951272" calcext:value-type="float">
            <text:p>1,951272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51402" calcext:value-type="float">
            <text:p>1,95140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1.951624" calcext:value-type="float">
            <text:p>1,95162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52104" calcext:value-type="float">
            <text:p>1,952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52574" calcext:value-type="float">
            <text:p>1,95257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1.952963" calcext:value-type="float">
            <text:p>1,95296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53117" calcext:value-type="float">
            <text:p>1,953117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54591" calcext:value-type="float">
            <text:p>1,954591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55522" calcext:value-type="float">
            <text:p>1,955522</text:p>
          </table:table-cell>
        </table:table-row>
        <table:table-row table:style-name="ro1">
          <table:table-cell office:value-type="float" office:value="9.333333" calcext:value-type="float">
            <text:p>9,333333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56297" calcext:value-type="float">
            <text:p>1,95629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1.957769" calcext:value-type="float">
            <text:p>1,9577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57911" calcext:value-type="float">
            <text:p>1,957911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58143" calcext:value-type="float">
            <text:p>1,95814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61475" calcext:value-type="float">
            <text:p>1,96147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1.961582" calcext:value-type="float">
            <text:p>1,961582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64867" calcext:value-type="float">
            <text:p>1,964867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65407" calcext:value-type="float">
            <text:p>1,96540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65833" calcext:value-type="float">
            <text:p>1,96583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67804" calcext:value-type="float">
            <text:p>1,967804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67911" calcext:value-type="float">
            <text:p>1,967911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67957" calcext:value-type="float">
            <text:p>1,96795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68073" calcext:value-type="float">
            <text:p>1,96807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68575" calcext:value-type="float">
            <text:p>1,96857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1.970993" calcext:value-type="float">
            <text:p>1,97099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71303" calcext:value-type="float">
            <text:p>1,97130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71345" calcext:value-type="float">
            <text:p>1,97134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71987" calcext:value-type="float">
            <text:p>1,971987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72363" calcext:value-type="float">
            <text:p>1,97236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1.972767" calcext:value-type="float">
            <text:p>1,97276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73925" calcext:value-type="float">
            <text:p>1,973925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74963" calcext:value-type="float">
            <text:p>1,97496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.975785" calcext:value-type="float">
            <text:p>1,975785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76554" calcext:value-type="float">
            <text:p>1,97655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77853" calcext:value-type="float">
            <text:p>1,97785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1.978303" calcext:value-type="float">
            <text:p>1,97830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78438" calcext:value-type="float">
            <text:p>1,97843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83178" calcext:value-type="float">
            <text:p>1,98317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1.983556" calcext:value-type="float">
            <text:p>1,98355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83705" calcext:value-type="float">
            <text:p>1,983705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.985152" calcext:value-type="float">
            <text:p>1,98515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89108" calcext:value-type="float">
            <text:p>1,98910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89993" calcext:value-type="float">
            <text:p>1,9899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.990095" calcext:value-type="float">
            <text:p>1,99009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1.992308" calcext:value-type="float">
            <text:p>1,99230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95083" calcext:value-type="float">
            <text:p>1,995083</text:p>
          </table:table-cell>
        </table:table-row>
        <table:table-row table:style-name="ro1">
          <table:table-cell office:value-type="float" office:value="6.555556" calcext:value-type="float">
            <text:p>6,555556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.995336" calcext:value-type="float">
            <text:p>1,995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.99549" calcext:value-type="float">
            <text:p>1,99549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1.997087" calcext:value-type="float">
            <text:p>1,997087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1.998812" calcext:value-type="float">
            <text:p>1,99881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0164" calcext:value-type="float">
            <text:p>2,00164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05109" calcext:value-type="float">
            <text:p>2,005109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05578" calcext:value-type="float">
            <text:p>2,005578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08232" calcext:value-type="float">
            <text:p>2,008232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09583" calcext:value-type="float">
            <text:p>2,00958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009733" calcext:value-type="float">
            <text:p>2,009733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11557" calcext:value-type="float">
            <text:p>2,01155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12564" calcext:value-type="float">
            <text:p>2,01256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14164" calcext:value-type="float">
            <text:p>2,01416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016163" calcext:value-type="float">
            <text:p>2,016163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1816" calcext:value-type="float">
            <text:p>2,0181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1819" calcext:value-type="float">
            <text:p>2,01819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023579" calcext:value-type="float">
            <text:p>2,023579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2387" calcext:value-type="float">
            <text:p>2,02387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029583" calcext:value-type="float">
            <text:p>2,029583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33642" calcext:value-type="float">
            <text:p>2,033642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034365" calcext:value-type="float">
            <text:p>2,034365</text:p>
          </table:table-cell>
        </table:table-row>
        <table:table-row table:style-name="ro1">
          <table:table-cell office:value-type="float" office:value="12.111111" calcext:value-type="float">
            <text:p>12,111111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38225" calcext:value-type="float">
            <text:p>2,03822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040948" calcext:value-type="float">
            <text:p>2,040948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46666" calcext:value-type="float">
            <text:p>2,04666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48466" calcext:value-type="float">
            <text:p>2,048466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51711" calcext:value-type="float">
            <text:p>2,051711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52091" calcext:value-type="float">
            <text:p>2,052091</text:p>
          </table:table-cell>
        </table:table-row>
        <table:table-row table:style-name="ro1">
          <table:table-cell office:value-type="float" office:value="23.222222" calcext:value-type="float">
            <text:p>23,222222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52653" calcext:value-type="float">
            <text:p>2,05265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54442" calcext:value-type="float">
            <text:p>2,05444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05744" calcext:value-type="float">
            <text:p>2,05744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58548" calcext:value-type="float">
            <text:p>2,058548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64074" calcext:value-type="float">
            <text:p>2,064074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70135" calcext:value-type="float">
            <text:p>2,070135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075343" calcext:value-type="float">
            <text:p>2,075343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081958" calcext:value-type="float">
            <text:p>2,081958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095847" calcext:value-type="float">
            <text:p>2,095847</text:p>
          </table:table-cell>
        </table:table-row>
        <table:table-row table:style-name="ro1">
          <table:table-cell office:value-type="float" office:value="20.444444" calcext:value-type="float">
            <text:p>20,444444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102302" calcext:value-type="float">
            <text:p>2,102302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10523" calcext:value-type="float">
            <text:p>2,10523</text:p>
          </table:table-cell>
        </table:table-row>
        <table:table-row table:style-name="ro1">
          <table:table-cell office:value-type="float" office:value="14.888889" calcext:value-type="float">
            <text:p>14,888889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111306" calcext:value-type="float">
            <text:p>2,111306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118134" calcext:value-type="float">
            <text:p>2,118134</text:p>
          </table:table-cell>
        </table:table-row>
        <table:table-row table:style-name="ro1">
          <table:table-cell office:value-type="float" office:value="17.666667" calcext:value-type="float">
            <text:p>17,666667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12482" calcext:value-type="float">
            <text:p>2,1248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190356" calcext:value-type="float">
            <text:p>2,19035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192477" calcext:value-type="float">
            <text:p>2,19247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196177" calcext:value-type="float">
            <text:p>2,19617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198093" calcext:value-type="float">
            <text:p>2,19809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200529" calcext:value-type="float">
            <text:p>2,20052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201193" calcext:value-type="float">
            <text:p>2,20119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204643" calcext:value-type="float">
            <text:p>2,20464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207088" calcext:value-type="float">
            <text:p>2,20708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208277" calcext:value-type="float">
            <text:p>2,20827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210055" calcext:value-type="float">
            <text:p>2,21005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216496" calcext:value-type="float">
            <text:p>2,21649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217429" calcext:value-type="float">
            <text:p>2,21742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217525" calcext:value-type="float">
            <text:p>2,21752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226259" calcext:value-type="float">
            <text:p>2,22625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22726" calcext:value-type="float">
            <text:p>2,2272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.230118" calcext:value-type="float">
            <text:p>2,23011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237435" calcext:value-type="float">
            <text:p>2,23743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.24046" calcext:value-type="float">
            <text:p>2,2404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2.245103" calcext:value-type="float">
            <text:p>2,24510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.251175" calcext:value-type="float">
            <text:p>2,25117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255938" calcext:value-type="float">
            <text:p>2,25593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2566" calcext:value-type="float">
            <text:p>2,256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259953" calcext:value-type="float">
            <text:p>2,25995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2.263401" calcext:value-type="float">
            <text:p>2,26340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264661" calcext:value-type="float">
            <text:p>2,26466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264793" calcext:value-type="float">
            <text:p>2,26479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267134" calcext:value-type="float">
            <text:p>2,26713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268408" calcext:value-type="float">
            <text:p>2,26840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27156" calcext:value-type="float">
            <text:p>2,2715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27362" calcext:value-type="float">
            <text:p>2,2736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27478" calcext:value-type="float">
            <text:p>2,2747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27987" calcext:value-type="float">
            <text:p>2,2798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280471" calcext:value-type="float">
            <text:p>2,28047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280757" calcext:value-type="float">
            <text:p>2,28075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2.284991" calcext:value-type="float">
            <text:p>2,28499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286562" calcext:value-type="float">
            <text:p>2,28656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289453" calcext:value-type="float">
            <text:p>2,28945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290223" calcext:value-type="float">
            <text:p>2,29022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292274" calcext:value-type="float">
            <text:p>2,29227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296982" calcext:value-type="float">
            <text:p>2,29698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300308" calcext:value-type="float">
            <text:p>2,30030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302453" calcext:value-type="float">
            <text:p>2,30245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.30604" calcext:value-type="float">
            <text:p>2,3060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309422" calcext:value-type="float">
            <text:p>2,30942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2.309554" calcext:value-type="float">
            <text:p>2,30955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312976" calcext:value-type="float">
            <text:p>2,31297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.316694" calcext:value-type="float">
            <text:p>2,31669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322147" calcext:value-type="float">
            <text:p>2,32214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2.322594" calcext:value-type="float">
            <text:p>2,32259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.327662" calcext:value-type="float">
            <text:p>2,32766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333723" calcext:value-type="float">
            <text:p>2,33372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335136" calcext:value-type="float">
            <text:p>2,33513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338237" calcext:value-type="float">
            <text:p>2,33823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341926" calcext:value-type="float">
            <text:p>2,34192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2.342186" calcext:value-type="float">
            <text:p>2,34218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345201" calcext:value-type="float">
            <text:p>2,34520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346745" calcext:value-type="float">
            <text:p>2,34674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350459" calcext:value-type="float">
            <text:p>2,35045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351504" calcext:value-type="float">
            <text:p>2,35150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353157" calcext:value-type="float">
            <text:p>2,35315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353866" calcext:value-type="float">
            <text:p>2,35386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355637" calcext:value-type="float">
            <text:p>2,35563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361123" calcext:value-type="float">
            <text:p>2,36112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362375" calcext:value-type="float">
            <text:p>2,36237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2.364559" calcext:value-type="float">
            <text:p>2,36455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365272" calcext:value-type="float">
            <text:p>2,36527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365958" calcext:value-type="float">
            <text:p>2,36595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37055" calcext:value-type="float">
            <text:p>2,3705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370646" calcext:value-type="float">
            <text:p>2,37064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370704" calcext:value-type="float">
            <text:p>2,37070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371914" calcext:value-type="float">
            <text:p>2,37191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376798" calcext:value-type="float">
            <text:p>2,37679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380668" calcext:value-type="float">
            <text:p>2,38066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382068" calcext:value-type="float">
            <text:p>2,38206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384596" calcext:value-type="float">
            <text:p>2,38459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385625" calcext:value-type="float">
            <text:p>2,38562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38948" calcext:value-type="float">
            <text:p>2,3894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2.389956" calcext:value-type="float">
            <text:p>2,38995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392541" calcext:value-type="float">
            <text:p>2,39254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396204" calcext:value-type="float">
            <text:p>2,39620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399176" calcext:value-type="float">
            <text:p>2,39917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.401035" calcext:value-type="float">
            <text:p>2,40103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402888" calcext:value-type="float">
            <text:p>2,40288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407062" calcext:value-type="float">
            <text:p>2,40706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.408638" calcext:value-type="float">
            <text:p>2,40863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.412104" calcext:value-type="float">
            <text:p>2,41210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416183" calcext:value-type="float">
            <text:p>2,41618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418888" calcext:value-type="float">
            <text:p>2,41888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2.419275" calcext:value-type="float">
            <text:p>2,41927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.423451" calcext:value-type="float">
            <text:p>2,42345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.423494" calcext:value-type="float">
            <text:p>2,42349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43081" calcext:value-type="float">
            <text:p>2,4308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432436" calcext:value-type="float">
            <text:p>2,43243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.438891" calcext:value-type="float">
            <text:p>2,43889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2.439944" calcext:value-type="float">
            <text:p>2,43994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442729" calcext:value-type="float">
            <text:p>2,44272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.444334" calcext:value-type="float">
            <text:p>2,44433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446507" calcext:value-type="float">
            <text:p>2,44650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450982" calcext:value-type="float">
            <text:p>2,45098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452031" calcext:value-type="float">
            <text:p>2,45203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452391" calcext:value-type="float">
            <text:p>2,45239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.453302" calcext:value-type="float">
            <text:p>2,45330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45943" calcext:value-type="float">
            <text:p>2,4594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460267" calcext:value-type="float">
            <text:p>2,46026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2.463483" calcext:value-type="float">
            <text:p>2,46348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464526" calcext:value-type="float">
            <text:p>2,46452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466722" calcext:value-type="float">
            <text:p>2,46672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468669" calcext:value-type="float">
            <text:p>2,46866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469137" calcext:value-type="float">
            <text:p>2,46913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476202" calcext:value-type="float">
            <text:p>2,47620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478747" calcext:value-type="float">
            <text:p>2,47874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48002" calcext:value-type="float">
            <text:p>2,4800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481588" calcext:value-type="float">
            <text:p>2,48158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489287" calcext:value-type="float">
            <text:p>2,48928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2.490219" calcext:value-type="float">
            <text:p>2,49021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490515" calcext:value-type="float">
            <text:p>2,49051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.490894" calcext:value-type="float">
            <text:p>2,49089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493055" calcext:value-type="float">
            <text:p>2,49305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497594" calcext:value-type="float">
            <text:p>2,49759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503523" calcext:value-type="float">
            <text:p>2,50352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503969" calcext:value-type="float">
            <text:p>2,50396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.506056" calcext:value-type="float">
            <text:p>2,50605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508619" calcext:value-type="float">
            <text:p>2,50861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.514372" calcext:value-type="float">
            <text:p>2,51437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517301" calcext:value-type="float">
            <text:p>2,51730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519936" calcext:value-type="float">
            <text:p>2,51993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520528" calcext:value-type="float">
            <text:p>2,52052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.521735" calcext:value-type="float">
            <text:p>2,52173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.525872" calcext:value-type="float">
            <text:p>2,52587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2.53358" calcext:value-type="float">
            <text:p>2,5335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534596" calcext:value-type="float">
            <text:p>2,53459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.537749" calcext:value-type="float">
            <text:p>2,53774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2.545577" calcext:value-type="float">
            <text:p>2,54557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549003" calcext:value-type="float">
            <text:p>2,54900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555217" calcext:value-type="float">
            <text:p>2,55521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2.555764" calcext:value-type="float">
            <text:p>2,55576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2.557929" calcext:value-type="float">
            <text:p>2,55792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2.568333" calcext:value-type="float">
            <text:p>2,56833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569965" calcext:value-type="float">
            <text:p>2,56996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2.580937" calcext:value-type="float">
            <text:p>2,580937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2.581233" calcext:value-type="float">
            <text:p>2,58123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585206" calcext:value-type="float">
            <text:p>2,58520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2.59408" calcext:value-type="float">
            <text:p>2,5940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.594751" calcext:value-type="float">
            <text:p>2,59475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2.607642" calcext:value-type="float">
            <text:p>2,607642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2.609069" calcext:value-type="float">
            <text:p>2,60906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.610265" calcext:value-type="float">
            <text:p>2,61026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2.622871" calcext:value-type="float">
            <text:p>2,622871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.626374" calcext:value-type="float">
            <text:p>2,626374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2.637026" calcext:value-type="float">
            <text:p>2,637026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2.640769" calcext:value-type="float">
            <text:p>2,640769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2.655263" calcext:value-type="float">
            <text:p>2,65526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2.670193" calcext:value-type="float">
            <text:p>2,67019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2.676868" calcext:value-type="float">
            <text:p>2,67686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2.692058" calcext:value-type="float">
            <text:p>2,69205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2.707755" calcext:value-type="float">
            <text:p>2,707755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.717688" calcext:value-type="float">
            <text:p>2,717688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.733663" calcext:value-type="float">
            <text:p>2,733663</text:p>
          </table:table-cell>
        </table:table-row>
        <table:table-row table:style-name="ro1">
          <table:table-cell office:value-type="float" office:value="3.777778" calcext:value-type="float">
            <text:p>3,777778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.750217" calcext:value-type="float">
            <text:p>2,750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4.897197" calcext:value-type="float">
            <text:p>4,897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4.909878" calcext:value-type="float">
            <text:p>4,909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4.920042" calcext:value-type="float">
            <text:p>4,92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4.932994" calcext:value-type="float">
            <text:p>4,932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4.944229" calcext:value-type="float">
            <text:p>4,944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4.95752" calcext:value-type="float">
            <text:p>4,95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4.969748" calcext:value-type="float">
            <text:p>4,969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4.983393" calcext:value-type="float">
            <text:p>4,983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4.996967" calcext:value-type="float">
            <text:p>4,996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010976" calcext:value-type="float">
            <text:p>5,010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011639" calcext:value-type="float">
            <text:p>5,011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025952" calcext:value-type="float">
            <text:p>5,025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040408" calcext:value-type="float">
            <text:p>5,040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042213" calcext:value-type="float">
            <text:p>5,042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05691" calcext:value-type="float">
            <text:p>5,05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07173" calcext:value-type="float">
            <text:p>5,0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5.074818" calcext:value-type="float">
            <text:p>5,074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5.089963" calcext:value-type="float">
            <text:p>5,089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5.105359" calcext:value-type="float">
            <text:p>5,10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5.109633" calcext:value-type="float">
            <text:p>5,109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125354" calcext:value-type="float">
            <text:p>5,125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5.129032" calcext:value-type="float">
            <text:p>5,129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141146" calcext:value-type="float">
            <text:p>5,141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5.141707" calcext:value-type="float">
            <text:p>5,141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5.147015" calcext:value-type="float">
            <text:p>5,147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151979" calcext:value-type="float">
            <text:p>5,151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163265" calcext:value-type="float">
            <text:p>5,163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16503" calcext:value-type="float">
            <text:p>5,16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176298" calcext:value-type="float">
            <text:p>5,176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179697" calcext:value-type="float">
            <text:p>5,179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5.187841" calcext:value-type="float">
            <text:p>5,187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189715" calcext:value-type="float">
            <text:p>5,189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202345" calcext:value-type="float">
            <text:p>5,202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204691" calcext:value-type="float">
            <text:p>5,204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216009" calcext:value-type="float">
            <text:p>5,216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22167" calcext:value-type="float">
            <text:p>5,22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229848" calcext:value-type="float">
            <text:p>5,229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5.232041" calcext:value-type="float">
            <text:p>5,232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243868" calcext:value-type="float">
            <text:p>5,243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244897" calcext:value-type="float">
            <text:p>5,244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249527" calcext:value-type="float">
            <text:p>5,249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259262" calcext:value-type="float">
            <text:p>5,259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267062" calcext:value-type="float">
            <text:p>5,267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273775" calcext:value-type="float">
            <text:p>5,273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275518" calcext:value-type="float">
            <text:p>5,275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280219" calcext:value-type="float">
            <text:p>5,280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290315" calcext:value-type="float">
            <text:p>5,290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298407" calcext:value-type="float">
            <text:p>5,298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305243" calcext:value-type="float">
            <text:p>5,305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5.308389" calcext:value-type="float">
            <text:p>5,308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316821" calcext:value-type="float">
            <text:p>5,316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5.323625" calcext:value-type="float">
            <text:p>5,323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333577" calcext:value-type="float">
            <text:p>5,333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5.33898" calcext:value-type="float">
            <text:p>5,33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5.343763" calcext:value-type="float">
            <text:p>5,34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352556" calcext:value-type="float">
            <text:p>5,352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359498" calcext:value-type="float">
            <text:p>5,359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371712" calcext:value-type="float">
            <text:p>5,371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375382" calcext:value-type="float">
            <text:p>5,375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5.381725" calcext:value-type="float">
            <text:p>5,381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5.392781" calcext:value-type="float">
            <text:p>5,392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397947" calcext:value-type="float">
            <text:p>5,39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5.40186" calcext:value-type="float">
            <text:p>5,40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5.412707" calcext:value-type="float">
            <text:p>5,412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414332" calcext:value-type="float">
            <text:p>5,414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5.414624" calcext:value-type="float">
            <text:p>5,414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5.422643" calcext:value-type="float">
            <text:p>5,422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425262" calcext:value-type="float">
            <text:p>5,425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5.432871" calcext:value-type="float">
            <text:p>5,432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438354" calcext:value-type="float">
            <text:p>5,43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439599" calcext:value-type="float">
            <text:p>5,439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449782" calcext:value-type="float">
            <text:p>5,449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456722" calcext:value-type="float">
            <text:p>5,456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463187" calcext:value-type="float">
            <text:p>5,463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5.467526" calcext:value-type="float">
            <text:p>5,467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475844" calcext:value-type="float">
            <text:p>5,475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485019" calcext:value-type="float">
            <text:p>5,485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489602" calcext:value-type="float">
            <text:p>5,489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502599" calcext:value-type="float">
            <text:p>5,502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503661" calcext:value-type="float">
            <text:p>5,503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516653" calcext:value-type="float">
            <text:p>5,516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517749" calcext:value-type="float">
            <text:p>5,517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518794" calcext:value-type="float">
            <text:p>5,518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533215" calcext:value-type="float">
            <text:p>5,533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534842" calcext:value-type="float">
            <text:p>5,534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547779" calcext:value-type="float">
            <text:p>5,547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550365" calcext:value-type="float">
            <text:p>5,550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553187" calcext:value-type="float">
            <text:p>5,553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565241" calcext:value-type="float">
            <text:p>5,565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570619" calcext:value-type="float">
            <text:p>5,570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580124" calcext:value-type="float">
            <text:p>5,580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5.583487" calcext:value-type="float">
            <text:p>5,583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58955" calcext:value-type="float">
            <text:p>5,58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5.598796" calcext:value-type="float">
            <text:p>5,598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608742" calcext:value-type="float">
            <text:p>5,608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5.614239" calcext:value-type="float">
            <text:p>5,614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5.619432" calcext:value-type="float">
            <text:p>5,619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5.630546" calcext:value-type="float">
            <text:p>5,630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63526" calcext:value-type="float">
            <text:p>5,63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5.650534" calcext:value-type="float">
            <text:p>5,650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65119" calcext:value-type="float">
            <text:p>5,65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5.657766" calcext:value-type="float">
            <text:p>5,657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5.670727" calcext:value-type="float">
            <text:p>5,670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674117" calcext:value-type="float">
            <text:p>5,674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690678" calcext:value-type="float">
            <text:p>5,690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5.699467" calcext:value-type="float">
            <text:p>5,699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5.706995" calcext:value-type="float">
            <text:p>5,706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716403" calcext:value-type="float">
            <text:p>5,716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5.719836" calcext:value-type="float">
            <text:p>5,719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730872" calcext:value-type="float">
            <text:p>5,730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733445" calcext:value-type="float">
            <text:p>5,733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7.857143" calcext:value-type="float">
            <text:p>47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743939" calcext:value-type="float">
            <text:p>5,743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5.744778" calcext:value-type="float">
            <text:p>5,744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756172" calcext:value-type="float">
            <text:p>5,756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762238" calcext:value-type="float">
            <text:p>5,762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5.714286" calcext:value-type="float">
            <text:p>45,714286</text:p>
          </table:table-cell>
          <table:table-cell office:value-type="float" office:value="0.7" calcext:value-type="float">
            <text:p>0,7</text:p>
          </table:table-cell>
          <table:table-cell office:value-type="float" office:value="5.769527" calcext:value-type="float">
            <text:p>5,769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779929" calcext:value-type="float">
            <text:p>5,779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8" calcext:value-type="float">
            <text:p>0,8</text:p>
          </table:table-cell>
          <table:table-cell office:value-type="float" office:value="5.783015" calcext:value-type="float">
            <text:p>5,783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5.794489" calcext:value-type="float">
            <text:p>5,79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3.571429" calcext:value-type="float">
            <text:p>43,571429</text:p>
          </table:table-cell>
          <table:table-cell office:value-type="float" office:value="0.7" calcext:value-type="float">
            <text:p>0,7</text:p>
          </table:table-cell>
          <table:table-cell office:value-type="float" office:value="5.79681" calcext:value-type="float">
            <text:p>5,79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8" calcext:value-type="float">
            <text:p>0,8</text:p>
          </table:table-cell>
          <table:table-cell office:value-type="float" office:value="5.811395" calcext:value-type="float">
            <text:p>5,811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812678" calcext:value-type="float">
            <text:p>5,812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1.428571" calcext:value-type="float">
            <text:p>41,428571</text:p>
          </table:table-cell>
          <table:table-cell office:value-type="float" office:value="0.7" calcext:value-type="float">
            <text:p>0,7</text:p>
          </table:table-cell>
          <table:table-cell office:value-type="float" office:value="5.825504" calcext:value-type="float">
            <text:p>5,825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831156" calcext:value-type="float">
            <text:p>5,831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8" calcext:value-type="float">
            <text:p>0,8</text:p>
          </table:table-cell>
          <table:table-cell office:value-type="float" office:value="5.841333" calcext:value-type="float">
            <text:p>5,841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849161" calcext:value-type="float">
            <text:p>5,849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9.285714" calcext:value-type="float">
            <text:p>39,285714</text:p>
          </table:table-cell>
          <table:table-cell office:value-type="float" office:value="0.7" calcext:value-type="float">
            <text:p>0,7</text:p>
          </table:table-cell>
          <table:table-cell office:value-type="float" office:value="5.855936" calcext:value-type="float">
            <text:p>5,855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9" calcext:value-type="float">
            <text:p>0,9</text:p>
          </table:table-cell>
          <table:table-cell office:value-type="float" office:value="5.858786" calcext:value-type="float">
            <text:p>5,858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868306" calcext:value-type="float">
            <text:p>5,868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8" calcext:value-type="float">
            <text:p>0,8</text:p>
          </table:table-cell>
          <table:table-cell office:value-type="float" office:value="5.873581" calcext:value-type="float">
            <text:p>5,873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887648" calcext:value-type="float">
            <text:p>5,887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7.142857" calcext:value-type="float">
            <text:p>37,142857</text:p>
          </table:table-cell>
          <table:table-cell office:value-type="float" office:value="0.7" calcext:value-type="float">
            <text:p>0,7</text:p>
          </table:table-cell>
          <table:table-cell office:value-type="float" office:value="5.888527" calcext:value-type="float">
            <text:p>5,888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5.892699" calcext:value-type="float">
            <text:p>5,892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5.907965" calcext:value-type="float">
            <text:p>5,907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5.910346" calcext:value-type="float">
            <text:p>5,910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5.923328" calcext:value-type="float">
            <text:p>5,923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9" calcext:value-type="float">
            <text:p>0,9</text:p>
          </table:table-cell>
          <table:table-cell office:value-type="float" office:value="5.9289" calcext:value-type="float">
            <text:p>5,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5.93036" calcext:value-type="float">
            <text:p>5,93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8" calcext:value-type="float">
            <text:p>0,8</text:p>
          </table:table-cell>
          <table:table-cell office:value-type="float" office:value="5.944696" calcext:value-type="float">
            <text:p>5,944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5.950671" calcext:value-type="float">
            <text:p>5,950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2.857143" calcext:value-type="float">
            <text:p>32,857143</text:p>
          </table:table-cell>
          <table:table-cell office:value-type="float" office:value="0.7" calcext:value-type="float">
            <text:p>0,7</text:p>
          </table:table-cell>
          <table:table-cell office:value-type="float" office:value="5.960559" calcext:value-type="float">
            <text:p>5,960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9" calcext:value-type="float">
            <text:p>0,9</text:p>
          </table:table-cell>
          <table:table-cell office:value-type="float" office:value="5.968007" calcext:value-type="float">
            <text:p>5,968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8" calcext:value-type="float">
            <text:p>0,8</text:p>
          </table:table-cell>
          <table:table-cell office:value-type="float" office:value="5.984288" calcext:value-type="float">
            <text:p>5,984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0.714286" calcext:value-type="float">
            <text:p>30,714286</text:p>
          </table:table-cell>
          <table:table-cell office:value-type="float" office:value="0.7" calcext:value-type="float">
            <text:p>0,7</text:p>
          </table:table-cell>
          <table:table-cell office:value-type="float" office:value="6.000742" calcext:value-type="float">
            <text:p>6,00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9" calcext:value-type="float">
            <text:p>0,9</text:p>
          </table:table-cell>
          <table:table-cell office:value-type="float" office:value="6.01025" calcext:value-type="float">
            <text:p>6,0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8" calcext:value-type="float">
            <text:p>0,8</text:p>
          </table:table-cell>
          <table:table-cell office:value-type="float" office:value="6.027132" calcext:value-type="float">
            <text:p>6,027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8.571429" calcext:value-type="float">
            <text:p>28,571429</text:p>
          </table:table-cell>
          <table:table-cell office:value-type="float" office:value="0.7" calcext:value-type="float">
            <text:p>0,7</text:p>
          </table:table-cell>
          <table:table-cell office:value-type="float" office:value="6.04422" calcext:value-type="float">
            <text:p>6,04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9" calcext:value-type="float">
            <text:p>0,9</text:p>
          </table:table-cell>
          <table:table-cell office:value-type="float" office:value="6.056028" calcext:value-type="float">
            <text:p>6,05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8" calcext:value-type="float">
            <text:p>0,8</text:p>
          </table:table-cell>
          <table:table-cell office:value-type="float" office:value="6.073687" calcext:value-type="float">
            <text:p>6,073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6.428571" calcext:value-type="float">
            <text:p>26,428571</text:p>
          </table:table-cell>
          <table:table-cell office:value-type="float" office:value="0.7" calcext:value-type="float">
            <text:p>0,7</text:p>
          </table:table-cell>
          <table:table-cell office:value-type="float" office:value="6.091458" calcext:value-type="float">
            <text:p>6,091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9" calcext:value-type="float">
            <text:p>0,9</text:p>
          </table:table-cell>
          <table:table-cell office:value-type="float" office:value="6.10674" calcext:value-type="float">
            <text:p>6,10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8" calcext:value-type="float">
            <text:p>0,8</text:p>
          </table:table-cell>
          <table:table-cell office:value-type="float" office:value="6.125118" calcext:value-type="float">
            <text:p>6,125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4.285714" calcext:value-type="float">
            <text:p>24,285714</text:p>
          </table:table-cell>
          <table:table-cell office:value-type="float" office:value="0.7" calcext:value-type="float">
            <text:p>0,7</text:p>
          </table:table-cell>
          <table:table-cell office:value-type="float" office:value="6.143587" calcext:value-type="float">
            <text:p>6,143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9" calcext:value-type="float">
            <text:p>0,9</text:p>
          </table:table-cell>
          <table:table-cell office:value-type="float" office:value="6.162401" calcext:value-type="float">
            <text:p>6,162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8" calcext:value-type="float">
            <text:p>0,8</text:p>
          </table:table-cell>
          <table:table-cell office:value-type="float" office:value="6.181689" calcext:value-type="float">
            <text:p>6,181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2.142857" calcext:value-type="float">
            <text:p>22,142857</text:p>
          </table:table-cell>
          <table:table-cell office:value-type="float" office:value="0.7" calcext:value-type="float">
            <text:p>0,7</text:p>
          </table:table-cell>
          <table:table-cell office:value-type="float" office:value="6.201075" calcext:value-type="float">
            <text:p>6,201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6.224559" calcext:value-type="float">
            <text:p>6,224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6.244656" calcext:value-type="float">
            <text:p>6,244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6.264886" calcext:value-type="float">
            <text:p>6,264886</text:p>
          </table:table-cell>
        </table:table-row>
      </table:table>
      <table:named-expressions/>
      <table:database-ranges>
        <table:database-range table:name="__Anonymous_Sheet_DB__0" table:target-range-address="datafile.A1:datafile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14:53:19.253746411</dc:date>
    <dc:creator>Bohdan Dudar</dc:creator>
    <meta:editing-duration>PT11M22S</meta:editing-duration>
    <meta:editing-cycles>1</meta:editing-cycles>
    <meta:document-statistic meta:table-count="1" meta:cell-count="7920" meta:object-count="0"/>
    <meta:generator>LibreOffice/5.3.6.1$Linux_X86_64 LibreOffice_project/30$Build-1</meta:generator>
  </office:meta>
</office:document-meta>
</file>